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after="column"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3" style:family="table">
      <style:table-properties style:width="3.6875in" fo:margin-left="-0.0007in" fo:margin-top="0in" fo:margin-bottom="0.0201in" fo:break-before="auto" fo:break-after="auto"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3819677" style:language-asian="zh" style:country-asian="CN" style:language-complex="hi" style:country-complex="IN"/>
    </style:style>
    <style:style style:name="P4" style:family="paragraph" style:parent-style-name="Exalted">
      <style:text-properties fo:language="en" fo:country="US" officeooo:paragraph-rsid="038a313b" style:language-asian="zh" style:country-asian="CN" style:language-complex="hi" style:country-complex="IN"/>
    </style:style>
    <style:style style:name="P5" style:family="paragraph" style:parent-style-name="Exalted">
      <style:text-properties fo:language="en" fo:country="US" officeooo:rsid="0439bb0d" officeooo:paragraph-rsid="0439bb0d" style:language-asian="zh" style:country-asian="CN" style:language-complex="hi" style:country-complex="IN"/>
    </style:style>
    <style:style style:name="P6" style:family="paragraph" style:parent-style-name="Exalted">
      <style:text-properties fo:language="en" fo:country="US" officeooo:rsid="043cbed5" officeooo:paragraph-rsid="043cbed5" style:language-asian="zh" style:country-asian="CN" style:language-complex="hi" style:country-complex="IN"/>
    </style:style>
    <style:style style:name="P7" style:family="paragraph" style:parent-style-name="Exalted">
      <style:text-properties fo:language="en" fo:country="US" officeooo:paragraph-rsid="03819677"/>
    </style:style>
    <style:style style:name="P8" style:family="paragraph" style:parent-style-name="Exalted">
      <style:text-properties fo:language="en" fo:country="US" officeooo:rsid="0411a57d" officeooo:paragraph-rsid="0411a57d"/>
    </style:style>
    <style:style style:name="P9" style:family="paragraph" style:parent-style-name="Exalted">
      <style:text-properties fo:language="en" fo:country="US" officeooo:rsid="040bb228" officeooo:paragraph-rsid="0444d3b4"/>
    </style:style>
    <style:style style:name="P10" style:family="paragraph" style:parent-style-name="Exalted">
      <style:text-properties fo:language="en" fo:country="US" officeooo:paragraph-rsid="0445c72e"/>
    </style:style>
    <style:style style:name="P11" style:family="paragraph" style:parent-style-name="Exalted">
      <style:text-properties fo:language="en" fo:country="US" officeooo:rsid="0445c72e" officeooo:paragraph-rsid="0445c72e"/>
    </style:style>
    <style:style style:name="P12" style:family="paragraph" style:parent-style-name="Exalted">
      <style:text-properties fo:language="en" fo:country="US" fo:font-weight="normal" officeooo:rsid="0437bc24" officeooo:paragraph-rsid="0437bc24" style:font-weight-asian="normal" style:font-weight-complex="normal"/>
    </style:style>
    <style:style style:name="P13" style:family="paragraph" style:parent-style-name="Exalted">
      <style:text-properties officeooo:rsid="036a2814" officeooo:paragraph-rsid="036e1a4a"/>
    </style:style>
    <style:style style:name="P14" style:family="paragraph" style:parent-style-name="Exalted">
      <style:paragraph-properties fo:margin-left="0.4465in" fo:margin-right="0in" fo:text-indent="0in" style:auto-text-indent="false"/>
      <style:text-properties officeooo:rsid="036a2814" officeooo:paragraph-rsid="036e1a4a"/>
    </style:style>
    <style:style style:name="P15" style:family="paragraph" style:parent-style-name="Exalted">
      <style:paragraph-properties fo:margin-left="0.4465in" fo:margin-right="0in" fo:text-indent="0in" style:auto-text-indent="false"/>
      <style:text-properties officeooo:rsid="036dadea" officeooo:paragraph-rsid="036dadea"/>
    </style:style>
    <style:style style:name="P16"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 style:family="paragraph" style:parent-style-name="Exalted">
      <style:text-properties style:use-window-font-color="true" loext:opacity="0%" style:font-name="Times New Roman" fo:font-size="10pt" officeooo:rsid="00fb5816"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officeooo:rsid="04232152"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officeooo:rsid="04504e5c" officeooo:paragraph-rsid="04504e5c"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officeooo:rsid="0434a48e" officeooo:paragraph-rsid="0434a48e"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officeooo:rsid="0469728f" officeooo:paragraph-rsid="0469728f"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font-weight="normal" officeooo:rsid="044be8c1" officeooo:paragraph-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3" style:family="paragraph" style:parent-style-name="Exalted">
      <style:text-properties style:use-window-font-color="true" loext:opacity="0%" style:font-name="Times New Roman" fo:font-size="10pt" fo:font-weight="normal" officeooo:rsid="044b34c9" officeooo:paragraph-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 style:family="paragraph" style:parent-style-name="Exalted">
      <style:text-properties style:use-window-font-color="true" loext:opacity="0%" style:font-name="Times New Roman" fo:font-size="10pt" fo:font-weight="normal" officeooo:rsid="044873bf" officeooo:paragraph-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font-weight="normal" officeooo:rsid="044c7f22"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 style:family="paragraph" style:parent-style-name="Exalted">
      <style:text-properties style:use-window-font-color="true" loext:opacity="0%" style:font-name="Times New Roman" fo:font-size="10pt" fo:font-weight="normal" officeooo:rsid="044e7220"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7" style:family="paragraph" style:parent-style-name="Exalted">
      <style:text-properties style:use-window-font-color="true" loext:opacity="0%" style:font-name="Times New Roman" fo:font-size="10pt" fo:font-weight="normal" officeooo:rsid="047267ef" officeooo:paragraph-rsid="04726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 style:family="paragraph" style:parent-style-name="Exalted">
      <style:text-properties officeooo:paragraph-rsid="03762bbf"/>
    </style:style>
    <style:style style:name="P29" style:family="paragraph" style:parent-style-name="Exalted">
      <style:text-properties officeooo:paragraph-rsid="0392b327"/>
    </style:style>
    <style:style style:name="P30" style:family="paragraph" style:parent-style-name="Exalted">
      <style:text-properties officeooo:paragraph-rsid="03819677"/>
    </style:style>
    <style:style style:name="P31" style:family="paragraph" style:parent-style-name="Exalted">
      <style:text-properties officeooo:paragraph-rsid="03819677" style:language-asian="zh" style:country-asian="CN" style:language-complex="hi" style:country-complex="IN"/>
    </style:style>
    <style:style style:name="P32" style:family="paragraph" style:parent-style-name="Exalted">
      <style:text-properties officeooo:paragraph-rsid="0386e0cd"/>
    </style:style>
    <style:style style:name="P33" style:family="paragraph" style:parent-style-name="Exalted">
      <style:text-properties officeooo:paragraph-rsid="038a313b"/>
    </style:style>
    <style:style style:name="P34" style:family="paragraph" style:parent-style-name="Exalted">
      <style:text-properties fo:font-weight="normal" officeooo:paragraph-rsid="03ef5518" style:font-weight-asian="normal" style:font-weight-complex="normal"/>
    </style:style>
    <style:style style:name="P35" style:family="paragraph" style:parent-style-name="Exalted">
      <style:text-properties fo:font-style="italic" officeooo:rsid="03992808" officeooo:paragraph-rsid="039d8eee" style:font-style-asian="italic" style:font-style-complex="italic"/>
    </style:style>
    <style:style style:name="P36" style:family="paragraph" style:parent-style-name="Exalted">
      <style:text-properties officeooo:paragraph-rsid="039d8eee"/>
    </style:style>
    <style:style style:name="P37" style:family="paragraph" style:parent-style-name="Exalted">
      <style:text-properties officeooo:paragraph-rsid="03a5cd94"/>
    </style:style>
    <style:style style:name="P38" style:family="paragraph" style:parent-style-name="Exalted">
      <style:text-properties officeooo:paragraph-rsid="03dd5836"/>
    </style:style>
    <style:style style:name="P39" style:family="paragraph" style:parent-style-name="Exalted">
      <style:text-properties officeooo:paragraph-rsid="03e15665"/>
    </style:style>
    <style:style style:name="P40" style:family="paragraph" style:parent-style-name="Exalted">
      <style:text-properties officeooo:paragraph-rsid="03e29385"/>
    </style:style>
    <style:style style:name="P41" style:family="paragraph" style:parent-style-name="Exalted">
      <style:text-properties officeooo:paragraph-rsid="03e29f22"/>
    </style:style>
    <style:style style:name="P42" style:family="paragraph" style:parent-style-name="Exalted">
      <style:text-properties officeooo:paragraph-rsid="03eb4e66"/>
    </style:style>
    <style:style style:name="P43" style:family="paragraph" style:parent-style-name="Exalted">
      <style:text-properties officeooo:paragraph-rsid="03ef5518"/>
    </style:style>
    <style:style style:name="P44" style:family="paragraph" style:parent-style-name="Exalted">
      <style:text-properties officeooo:paragraph-rsid="04000a35"/>
    </style:style>
    <style:style style:name="P45" style:family="paragraph" style:parent-style-name="Exalted">
      <style:text-properties officeooo:paragraph-rsid="04021f1f"/>
    </style:style>
    <style:style style:name="P46" style:family="paragraph" style:parent-style-name="Exalted">
      <style:text-properties officeooo:paragraph-rsid="0403225b"/>
    </style:style>
    <style:style style:name="P47" style:family="paragraph" style:parent-style-name="Exalted">
      <style:text-properties officeooo:paragraph-rsid="040384f8"/>
    </style:style>
    <style:style style:name="P48" style:family="paragraph" style:parent-style-name="Exalted">
      <style:text-properties officeooo:paragraph-rsid="0406074f"/>
    </style:style>
    <style:style style:name="P49" style:family="paragraph" style:parent-style-name="Exalted">
      <style:text-properties officeooo:paragraph-rsid="04230525"/>
    </style:style>
    <style:style style:name="P50" style:family="paragraph" style:parent-style-name="Exalted">
      <style:text-properties officeooo:rsid="04143812" officeooo:paragraph-rsid="04143812"/>
    </style:style>
    <style:style style:name="P51" style:family="paragraph" style:parent-style-name="Exalted">
      <style:text-properties officeooo:paragraph-rsid="042cfa3c"/>
    </style:style>
    <style:style style:name="P52" style:family="paragraph" style:parent-style-name="Exalted">
      <style:text-properties officeooo:paragraph-rsid="0434a48e"/>
    </style:style>
    <style:style style:name="P53" style:family="paragraph" style:parent-style-name="Exalted">
      <style:text-properties officeooo:rsid="0434a48e" officeooo:paragraph-rsid="0434a48e"/>
    </style:style>
    <style:style style:name="P54" style:family="paragraph" style:parent-style-name="Exalted">
      <style:text-properties officeooo:paragraph-rsid="0437bc24"/>
    </style:style>
    <style:style style:name="P55" style:family="paragraph" style:parent-style-name="Exalted">
      <style:text-properties officeooo:rsid="0437bc24" officeooo:paragraph-rsid="0437bc24"/>
    </style:style>
    <style:style style:name="P56" style:family="paragraph" style:parent-style-name="Exalted">
      <style:text-properties officeooo:rsid="0439bb0d" officeooo:paragraph-rsid="0439bb0d"/>
    </style:style>
    <style:style style:name="P57" style:family="paragraph" style:parent-style-name="Exalted">
      <style:text-properties officeooo:rsid="043ddb21" officeooo:paragraph-rsid="043ddb21"/>
    </style:style>
    <style:style style:name="P58" style:family="paragraph" style:parent-style-name="Exalted">
      <style:text-properties officeooo:paragraph-rsid="043f6d61"/>
    </style:style>
    <style:style style:name="P59" style:family="paragraph" style:parent-style-name="Exalted">
      <style:text-properties officeooo:rsid="043f6d61" officeooo:paragraph-rsid="043f6d61"/>
    </style:style>
    <style:style style:name="P60" style:family="paragraph" style:parent-style-name="Exalted">
      <style:text-properties officeooo:paragraph-rsid="044111a1"/>
    </style:style>
    <style:style style:name="P61" style:family="paragraph" style:parent-style-name="Exalted">
      <style:text-properties officeooo:paragraph-rsid="0444d3b4"/>
    </style:style>
    <style:style style:name="P62" style:family="paragraph" style:parent-style-name="Exalted">
      <style:text-properties officeooo:paragraph-rsid="0445c72e"/>
    </style:style>
    <style:style style:name="P63" style:family="paragraph" style:parent-style-name="Exalted">
      <style:text-properties officeooo:paragraph-rsid="04473d8a"/>
    </style:style>
    <style:style style:name="P64" style:family="paragraph" style:parent-style-name="Exalted">
      <style:text-properties officeooo:rsid="04473d8a" officeooo:paragraph-rsid="04473d8a"/>
    </style:style>
    <style:style style:name="P65" style:family="paragraph" style:parent-style-name="Exalted">
      <style:text-properties officeooo:rsid="04473d8a" officeooo:paragraph-rsid="044873bf"/>
    </style:style>
    <style:style style:name="P66" style:family="paragraph" style:parent-style-name="Exalted">
      <style:text-properties officeooo:rsid="04473d8a" officeooo:paragraph-rsid="044b34c9"/>
    </style:style>
    <style:style style:name="P67" style:family="paragraph" style:parent-style-name="Exalted">
      <style:text-properties officeooo:rsid="04473d8a" officeooo:paragraph-rsid="044be8c1"/>
    </style:style>
    <style:style style:name="P68" style:family="paragraph" style:parent-style-name="Exalted">
      <style:text-properties officeooo:paragraph-rsid="044c7f22"/>
    </style:style>
    <style:style style:name="P69" style:family="paragraph" style:parent-style-name="Exalted">
      <style:text-properties officeooo:paragraph-rsid="04504e5c"/>
    </style:style>
    <style:style style:name="P70" style:family="paragraph" style:parent-style-name="Exalted">
      <style:text-properties officeooo:rsid="04504e5c" officeooo:paragraph-rsid="04504e5c"/>
    </style:style>
    <style:style style:name="P71" style:family="paragraph" style:parent-style-name="Exalted">
      <style:text-properties officeooo:rsid="03c0fa53" officeooo:paragraph-rsid="0445c72e"/>
    </style:style>
    <style:style style:name="P72" style:family="paragraph" style:parent-style-name="Exalted">
      <style:text-properties officeooo:rsid="0377b4be" officeooo:paragraph-rsid="0452582b"/>
    </style:style>
    <style:style style:name="P73" style:family="paragraph" style:parent-style-name="Sidebar">
      <style:text-properties officeooo:rsid="0453d878" officeooo:paragraph-rsid="0454f736"/>
    </style:style>
    <style:style style:name="P74" style:family="paragraph" style:parent-style-name="Sidebar">
      <style:text-properties officeooo:paragraph-rsid="0454f736"/>
    </style:style>
    <style:style style:name="P75"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76"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6f0366" officeooo:paragraph-rsid="046f036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77" style:family="paragraph" style:parent-style-name="Heading_20_1">
      <style:paragraph-properties fo:break-before="page"/>
    </style:style>
    <style:style style:name="P78" style:family="paragraph" style:parent-style-name="Exalted">
      <style:text-properties officeooo:rsid="036a1b47" officeooo:paragraph-rsid="03762bbf"/>
    </style:style>
    <style:style style:name="P79" style:family="paragraph" style:parent-style-name="Exalted">
      <style:text-properties officeooo:rsid="0465d067" officeooo:paragraph-rsid="0465d067"/>
    </style:style>
    <style:style style:name="P80" style:family="paragraph" style:parent-style-name="Exalted">
      <style:text-properties officeooo:rsid="0467eca2" officeooo:paragraph-rsid="0469728f"/>
    </style:style>
    <style:style style:name="P81" style:family="paragraph" style:parent-style-name="Exalted">
      <style:text-properties officeooo:rsid="0469728f" officeooo:paragraph-rsid="0469728f"/>
    </style:style>
    <style:style style:name="P82" style:family="paragraph" style:parent-style-name="Exalted">
      <style:text-properties officeooo:rsid="036b3ac8" officeooo:paragraph-rsid="0372fad1"/>
    </style:style>
    <style:style style:name="P83" style:family="paragraph" style:parent-style-name="Exalted">
      <style:text-properties officeooo:rsid="036b3ac8" officeooo:paragraph-rsid="036b3ac8"/>
    </style:style>
    <style:style style:name="P84" style:family="paragraph" style:parent-style-name="Sidebar">
      <style:text-properties officeooo:paragraph-rsid="0372fad1"/>
    </style:style>
    <style:style style:name="P85" style:family="paragraph" style:parent-style-name="Sidebar_20_Heading">
      <style:text-properties officeooo:paragraph-rsid="0372fad1"/>
    </style:style>
    <style:style style:name="P86" style:family="paragraph" style:parent-style-name="Exalted">
      <style:text-properties officeooo:paragraph-rsid="0372fad1"/>
    </style:style>
    <style:style style:name="P87" style:family="paragraph" style:parent-style-name="Exalted">
      <style:text-properties officeooo:paragraph-rsid="0452582b"/>
    </style:style>
    <style:style style:name="P88" style:family="paragraph" style:parent-style-name="Sidebar">
      <style:text-properties fo:font-weight="bold" officeooo:rsid="046f6f69" officeooo:paragraph-rsid="046f6f69" style:font-weight-asian="bold" style:font-weight-complex="bold"/>
    </style:style>
    <style:style style:name="P89" style:family="paragraph" style:parent-style-name="Sidebar">
      <style:text-properties fo:font-weight="bold" officeooo:rsid="046f6f69" officeooo:paragraph-rsid="047012ef" style:font-weight-asian="bold" style:font-weight-complex="bold"/>
    </style:style>
    <style:style style:name="P90" style:family="paragraph" style:parent-style-name="Sidebar">
      <style:text-properties officeooo:rsid="046f6f69" officeooo:paragraph-rsid="046f6f69"/>
    </style:style>
    <style:style style:name="P91" style:family="paragraph" style:parent-style-name="Exalted">
      <style:text-properties officeooo:paragraph-rsid="039847e3"/>
    </style:style>
    <style:style style:name="P92" style:family="paragraph" style:parent-style-name="Exalted">
      <style:text-properties officeooo:rsid="0379cfea" officeooo:paragraph-rsid="0476686c"/>
    </style:style>
    <style:style style:name="P93" style:family="paragraph" style:parent-style-name="Exalted">
      <style:text-properties officeooo:rsid="040cfbd7" officeooo:paragraph-rsid="03819677"/>
    </style:style>
    <style:style style:name="P94" style:family="paragraph" style:parent-style-name="Exalted">
      <style:text-properties officeooo:rsid="047a4f49" officeooo:paragraph-rsid="03819677"/>
    </style:style>
    <style:style style:name="P95" style:family="paragraph" style:parent-style-name="Sidebar">
      <style:text-properties officeooo:rsid="046f0366" officeooo:paragraph-rsid="047ce65c"/>
    </style:style>
    <style:style style:name="P96" style:family="paragraph" style:parent-style-name="Sidebar">
      <style:text-properties fo:font-style="normal" fo:font-weight="normal" officeooo:rsid="047ce65c" officeooo:paragraph-rsid="047ce65c" style:font-style-asian="normal" style:font-weight-asian="normal" style:font-style-complex="normal" style:font-weight-complex="normal"/>
    </style:style>
    <style:style style:name="P97" style:family="paragraph" style:parent-style-name="Exalted">
      <style:text-properties fo:language="en" fo:country="US" officeooo:paragraph-rsid="047ce65c" style:language-asian="zh" style:country-asian="CN" style:language-complex="hi" style:country-complex="IN"/>
    </style:style>
    <style:style style:name="P98" style:family="paragraph" style:parent-style-name="Exalted">
      <style:text-properties fo:language="en" fo:country="US" officeooo:rsid="0439bb0d" officeooo:paragraph-rsid="048b7303" style:language-asian="zh" style:country-asian="CN" style:language-complex="hi" style:country-complex="IN"/>
    </style:style>
    <style:style style:name="P99" style:family="paragraph" style:parent-style-name="Exalted">
      <style:text-properties fo:language="en" fo:country="US" officeooo:rsid="043cbed5" officeooo:paragraph-rsid="048b7303" style:language-asian="zh" style:country-asian="CN" style:language-complex="hi" style:country-complex="IN"/>
    </style:style>
    <style:style style:name="P100" style:family="paragraph" style:parent-style-name="Exalted">
      <style:text-properties fo:language="en" fo:country="US" officeooo:paragraph-rsid="048b7303" style:language-asian="zh" style:country-asian="CN" style:language-complex="hi" style:country-complex="IN"/>
    </style:style>
    <style:style style:name="P101" style:family="paragraph" style:parent-style-name="Exalted">
      <style:text-properties fo:language="en" fo:country="US" fo:font-weight="normal" officeooo:rsid="0437bc24" officeooo:paragraph-rsid="048b7303" style:font-weight-asian="normal" style:font-weight-complex="normal"/>
    </style:style>
    <style:style style:name="P102" style:family="paragraph" style:parent-style-name="Exalted">
      <style:text-properties fo:language="en" fo:country="US" officeooo:rsid="0411a57d" officeooo:paragraph-rsid="048b7303"/>
    </style:style>
    <style:style style:name="P103" style:family="paragraph" style:parent-style-name="Exalted">
      <style:text-properties fo:language="en" fo:country="US" officeooo:rsid="0445c72e" officeooo:paragraph-rsid="048b7303"/>
    </style:style>
    <style:style style:name="P104" style:family="paragraph" style:parent-style-name="Exalted">
      <style:text-properties fo:language="en" fo:country="US" officeooo:rsid="0445c72e" officeooo:paragraph-rsid="048d53de"/>
    </style:style>
    <style:style style:name="P105" style:family="paragraph" style:parent-style-name="Exalted">
      <style:text-properties fo:language="en" fo:country="US" officeooo:rsid="040bb228" officeooo:paragraph-rsid="048b7303"/>
    </style:style>
    <style:style style:name="P106" style:family="paragraph" style:parent-style-name="Exalted">
      <style:text-properties fo:language="en" fo:country="US" officeooo:rsid="040bb228" officeooo:paragraph-rsid="048d53de"/>
    </style:style>
    <style:style style:name="P107" style:family="paragraph" style:parent-style-name="Exalted">
      <style:text-properties fo:language="en" fo:country="US" officeooo:paragraph-rsid="048b7303"/>
    </style:style>
    <style:style style:name="P108" style:family="paragraph" style:parent-style-name="Exalted">
      <style:text-properties fo:language="en" fo:country="US" officeooo:paragraph-rsid="048d53de"/>
    </style:style>
    <style:style style:name="P109" style:family="paragraph" style:parent-style-name="Exalted" style:list-style-name="Exalt_20_Dot">
      <style:text-properties officeooo:paragraph-rsid="036a2814"/>
    </style:style>
    <style:style style:name="P110" style:family="paragraph" style:parent-style-name="Exalted" style:list-style-name="Exalt_20_Dot">
      <style:text-properties officeooo:paragraph-rsid="036a6561"/>
    </style:style>
    <style:style style:name="P111" style:family="paragraph" style:parent-style-name="Exalted" style:list-style-name="Exalt_20_Dot">
      <style:text-properties officeooo:rsid="036a2814" officeooo:paragraph-rsid="036a2814"/>
    </style:style>
    <style:style style:name="P112" style:family="paragraph" style:parent-style-name="Exalted" style:list-style-name="Exalt_20_Dot">
      <style:text-properties fo:font-weight="bold" officeooo:rsid="046e9a4a" officeooo:paragraph-rsid="046e9a4a" style:font-weight-asian="bold" style:font-weight-complex="bold"/>
    </style:style>
    <style:style style:name="P113" style:family="paragraph" style:parent-style-name="Exalted" style:list-style-name="Exalt_20_Dot">
      <style:text-properties fo:font-weight="bold" officeooo:rsid="042b3176" officeooo:paragraph-rsid="0452582b" style:font-weight-asian="bold" style:font-weight-complex="bold"/>
    </style:style>
    <style:style style:name="P114" style:family="paragraph" style:parent-style-name="Exalted" style:list-style-name="Exalt_20_Dot">
      <style:text-properties fo:font-weight="normal" officeooo:rsid="042b3176" officeooo:paragraph-rsid="0452582b" style:font-weight-asian="normal" style:font-weight-complex="normal"/>
    </style:style>
    <style:style style:name="P115" style:family="paragraph" style:parent-style-name="Exalted">
      <style:text-properties fo:font-weight="normal" officeooo:paragraph-rsid="048b7303" style:font-weight-asian="normal" style:font-weight-complex="normal"/>
    </style:style>
    <style:style style:name="P116" style:family="paragraph" style:parent-style-name="Exalted">
      <style:text-properties officeooo:paragraph-rsid="038a313b"/>
    </style:style>
    <style:style style:name="P117" style:family="paragraph" style:parent-style-name="Exalted">
      <style:text-properties officeooo:rsid="04838ce1" officeooo:paragraph-rsid="04838ce1"/>
    </style:style>
    <style:style style:name="P118" style:family="paragraph" style:parent-style-name="Exalted">
      <style:text-properties officeooo:rsid="04838ce1" officeooo:paragraph-rsid="048b7303"/>
    </style:style>
    <style:style style:name="P119" style:family="paragraph" style:parent-style-name="Exalted">
      <style:text-properties officeooo:paragraph-rsid="04838ce1"/>
    </style:style>
    <style:style style:name="P120" style:family="paragraph" style:parent-style-name="Exalted">
      <style:text-properties style:use-window-font-color="true" loext:opacity="0%" style:font-name="Times New Roman" fo:font-size="10pt" officeooo:rsid="0486d5c5" officeooo:paragraph-rsid="0486d5c5"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Exalted">
      <style:text-properties style:use-window-font-color="true" loext:opacity="0%" style:font-name="Times New Roman" fo:font-size="10pt" officeooo:rsid="0486d5c5"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122" style:family="paragraph" style:parent-style-name="Exalted">
      <style:text-properties style:use-window-font-color="true" loext:opacity="0%" style:font-name="Times New Roman" fo:font-size="10pt" officeooo:rsid="0434a48e"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123" style:family="paragraph" style:parent-style-name="Exalted">
      <style:text-properties style:use-window-font-color="true" loext:opacity="0%" style:font-name="Times New Roman" fo:font-size="10pt" officeooo:rsid="04504e5c"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124" style:family="paragraph" style:parent-style-name="Exalted">
      <style:text-properties style:use-window-font-color="true" loext:opacity="0%" style:font-name="Times New Roman" fo:font-size="10pt" officeooo:rsid="00fb5816"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125" style:family="paragraph" style:parent-style-name="Exalted">
      <style:text-properties style:use-window-font-color="true" loext:opacity="0%" style:font-name="Times New Roman" fo:font-size="10pt" officeooo:rsid="04232152"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126" style:family="paragraph" style:parent-style-name="Exalted">
      <style:text-properties style:use-window-font-color="true" loext:opacity="0%" style:font-name="Times New Roman" fo:font-size="10pt" fo:font-weight="normal" officeooo:rsid="044b34c9"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7" style:family="paragraph" style:parent-style-name="Exalted">
      <style:text-properties style:use-window-font-color="true" loext:opacity="0%" style:font-name="Times New Roman" fo:font-size="10pt" fo:font-weight="normal" officeooo:rsid="044be8c1"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8" style:family="paragraph" style:parent-style-name="Exalted">
      <style:text-properties style:use-window-font-color="true" loext:opacity="0%" style:font-name="Times New Roman" fo:font-size="10pt" fo:font-weight="normal" officeooo:rsid="044873bf"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9" style:family="paragraph" style:parent-style-name="Exalted">
      <style:text-properties style:use-window-font-color="true" loext:opacity="0%" style:font-name="Times New Roman" fo:font-size="10pt" fo:font-weight="normal" officeooo:rsid="044c7f22"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0" style:family="paragraph" style:parent-style-name="Exalted">
      <style:text-properties style:use-window-font-color="true" loext:opacity="0%" style:font-name="Times New Roman" fo:font-size="10pt" fo:font-weight="normal" officeooo:rsid="044e7220"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1" style:family="paragraph" style:parent-style-name="Exalted">
      <style:text-properties officeooo:paragraph-rsid="038c1736"/>
    </style:style>
    <style:style style:name="P132" style:family="paragraph" style:parent-style-name="Exalted">
      <style:text-properties officeooo:rsid="03dd5836" officeooo:paragraph-rsid="048b7303"/>
    </style:style>
    <style:style style:name="P133" style:family="paragraph" style:parent-style-name="Exalted">
      <style:text-properties fo:font-style="italic" officeooo:rsid="03992808" officeooo:paragraph-rsid="048b7303" style:font-style-asian="italic" style:font-style-complex="italic"/>
    </style:style>
    <style:style style:name="P134" style:family="paragraph" style:parent-style-name="Exalted">
      <style:text-properties officeooo:rsid="0434a48e" officeooo:paragraph-rsid="048b7303"/>
    </style:style>
    <style:style style:name="P135" style:family="paragraph" style:parent-style-name="Exalted">
      <style:text-properties officeooo:rsid="04143812" officeooo:paragraph-rsid="048b7303"/>
    </style:style>
    <style:style style:name="P136" style:family="paragraph" style:parent-style-name="Exalted">
      <style:text-properties officeooo:rsid="0439bb0d" officeooo:paragraph-rsid="048b7303"/>
    </style:style>
    <style:style style:name="P137" style:family="paragraph" style:parent-style-name="Exalted">
      <style:text-properties officeooo:rsid="0437bc24" officeooo:paragraph-rsid="048b7303"/>
    </style:style>
    <style:style style:name="P138" style:family="paragraph" style:parent-style-name="Exalted">
      <style:text-properties officeooo:rsid="043f6d61" officeooo:paragraph-rsid="048b7303"/>
    </style:style>
    <style:style style:name="P139" style:family="paragraph" style:parent-style-name="Exalted">
      <style:text-properties officeooo:rsid="043ddb21" officeooo:paragraph-rsid="048b7303"/>
    </style:style>
    <style:style style:name="P140" style:family="paragraph" style:parent-style-name="Exalted">
      <style:text-properties officeooo:rsid="03c0fa53" officeooo:paragraph-rsid="048b7303"/>
    </style:style>
    <style:style style:name="P141" style:family="paragraph" style:parent-style-name="Exalted">
      <style:text-properties officeooo:rsid="03c0fa53" officeooo:paragraph-rsid="048d53de"/>
    </style:style>
    <style:style style:name="P142" style:family="paragraph" style:parent-style-name="Exalted">
      <style:text-properties officeooo:rsid="04473d8a" officeooo:paragraph-rsid="048b7303"/>
    </style:style>
    <style:style style:name="P143" style:family="paragraph" style:parent-style-name="Exalted">
      <style:text-properties officeooo:rsid="04504e5c" officeooo:paragraph-rsid="048b7303"/>
    </style:style>
    <style:style style:name="P144" style:family="paragraph" style:parent-style-name="Exalted">
      <style:text-properties officeooo:paragraph-rsid="048b7303"/>
    </style:style>
    <style:style style:name="P145" style:family="paragraph" style:parent-style-name="Exalted">
      <style:text-properties officeooo:paragraph-rsid="048d53de"/>
    </style:style>
    <style:style style:name="P146" style:family="paragraph" style:parent-style-name="Heading_20_1">
      <style:paragraph-properties fo:break-before="page"/>
      <style:text-properties officeooo:paragraph-rsid="048b7303"/>
    </style:style>
    <style:style style:name="P147" style:family="paragraph" style:parent-style-name="Heading_20_1">
      <style:paragraph-properties fo:break-before="page"/>
      <style:text-properties fo:language="en" fo:country="US" officeooo:rsid="040bb228" officeooo:paragraph-rsid="048b7303"/>
    </style:style>
    <style:style style:name="P148" style:family="paragraph" style:parent-style-name="Heading_20_2">
      <style:text-properties officeooo:paragraph-rsid="04645392"/>
    </style:style>
    <style:style style:name="P149" style:family="paragraph" style:parent-style-name="Heading_20_2">
      <style:paragraph-properties fo:break-before="column"/>
    </style:style>
    <style:style style:name="P150" style:family="paragraph" style:parent-style-name="Heading_20_2">
      <style:text-properties officeooo:paragraph-rsid="03819677"/>
    </style:style>
    <style:style style:name="P151" style:family="paragraph" style:parent-style-name="Heading_20_2">
      <style:paragraph-properties fo:break-before="column"/>
      <style:text-properties officeooo:paragraph-rsid="03819677"/>
    </style:style>
    <style:style style:name="P152" style:family="paragraph" style:parent-style-name="Heading_20_2">
      <style:paragraph-properties fo:break-before="column"/>
      <style:text-properties fo:font-variant="small-caps" fo:color="#1c1c1c" loext:opacity="100%" style:font-name="Goudy Old Style1" fo:font-size="20pt" fo:font-style="normal" fo:text-shadow="none" fo:font-weight="bold" officeooo:rsid="03fee6ca" officeooo:paragraph-rsid="048b7303"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53" style:family="paragraph" style:parent-style-name="Heading_20_2">
      <style:paragraph-properties fo:break-before="column"/>
      <style:text-properties officeooo:paragraph-rsid="038a313b"/>
    </style:style>
    <style:style style:name="P154" style:family="paragraph" style:parent-style-name="Heading_20_2">
      <style:text-properties officeooo:paragraph-rsid="038a313b"/>
    </style:style>
    <style:style style:name="P155" style:family="paragraph" style:parent-style-name="Heading_20_2">
      <style:paragraph-properties fo:break-before="column"/>
      <style:text-properties officeooo:paragraph-rsid="048b7303"/>
    </style:style>
    <style:style style:name="P156" style:family="paragraph" style:parent-style-name="Heading_20_2">
      <style:text-properties officeooo:paragraph-rsid="048b7303"/>
    </style:style>
    <style:style style:name="P157" style:family="paragraph" style:parent-style-name="Heading_20_2">
      <style:text-properties fo:language="en" fo:country="US" officeooo:rsid="040bb228" officeooo:paragraph-rsid="048b7303"/>
    </style:style>
    <style:style style:name="P158" style:family="paragraph" style:parent-style-name="Heading_20_2">
      <style:text-properties officeooo:paragraph-rsid="048d53de"/>
    </style:style>
    <style:style style:name="P159" style:family="paragraph" style:parent-style-name="Heading_20_3">
      <style:text-properties fo:font-variant="small-caps" fo:color="#111111" loext:opacity="100%" style:text-outline="false" style:font-name="Mercury Text G2 Semibold" fo:font-size="14pt" fo:font-style="normal" fo:text-shadow="none" fo:font-weight="normal" officeooo:rsid="047267ef" officeooo:paragraph-rsid="047267e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60" style:family="paragraph" style:parent-style-name="Heading_20_3">
      <style:text-properties fo:font-variant="small-caps" fo:color="#111111" loext:opacity="100%" style:text-outline="false" style:font-name="Mercury Text G2 Semibold" fo:font-size="14pt" fo:font-style="normal" fo:text-shadow="none" fo:font-weight="normal" officeooo:rsid="043105a4" officeooo:paragraph-rsid="043105a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61" style:family="paragraph" style:parent-style-name="Heading_20_3">
      <style:text-properties fo:font-variant="small-caps" fo:color="#111111" loext:opacity="100%" style:text-outline="false" style:font-name="Mercury Text G2 Semibold" fo:font-size="14pt" fo:font-style="normal" fo:text-shadow="none" fo:font-weight="normal" officeooo:rsid="0434a48e" officeooo:paragraph-rsid="0434a48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62" style:family="paragraph" style:parent-style-name="Heading_20_3">
      <style:text-properties fo:font-variant="small-caps" fo:color="#111111" loext:opacity="100%" style:text-outline="false" style:font-name="Mercury Text G2 Semibold" fo:font-size="14pt" fo:font-style="normal" fo:text-shadow="none" fo:font-weight="normal" officeooo:rsid="0434a48e"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63" style:family="paragraph" style:parent-style-name="Heading_20_3">
      <style:text-properties fo:font-variant="small-caps" fo:color="#111111" loext:opacity="100%" style:text-outline="false" style:font-name="Mercury Text G2 Semibold" fo:font-size="14pt" fo:font-style="normal" fo:text-shadow="none" fo:font-weight="normal" officeooo:rsid="0437bc24" officeooo:paragraph-rsid="0437bc2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64" style:family="paragraph" style:parent-style-name="Heading_20_3">
      <style:text-properties fo:font-variant="small-caps" fo:color="#111111" loext:opacity="100%" style:text-outline="false" style:font-name="Mercury Text G2 Semibold" fo:font-size="14pt" fo:font-style="normal" fo:text-shadow="none" fo:font-weight="normal" officeooo:rsid="0437bc24"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65" style:family="paragraph" style:parent-style-name="Heading_20_3">
      <style:text-properties fo:font-variant="small-caps" fo:color="#111111" loext:opacity="100%" style:text-outline="false" style:font-name="Mercury Text G2 Semibold" fo:font-size="14pt" fo:font-style="normal" fo:text-shadow="none" fo:font-weight="normal" officeooo:rsid="043cbed5" officeooo:paragraph-rsid="043cbed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66" style:family="paragraph" style:parent-style-name="Heading_20_3">
      <style:text-properties fo:font-variant="small-caps" fo:color="#111111" loext:opacity="100%" style:text-outline="false" style:font-name="Mercury Text G2 Semibold" fo:font-size="14pt" fo:font-style="normal" fo:text-shadow="none" fo:font-weight="normal" officeooo:rsid="043cbed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67" style:family="paragraph" style:parent-style-name="Heading_20_3">
      <style:text-properties fo:font-variant="small-caps" fo:color="#111111" loext:opacity="100%" style:text-outline="false" style:font-name="Mercury Text G2 Semibold" fo:font-size="14pt" fo:font-style="normal" fo:text-shadow="none" fo:font-weight="normal" officeooo:rsid="043f6d61" officeooo:paragraph-rsid="043f6d6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68" style:family="paragraph" style:parent-style-name="Heading_20_3">
      <style:text-properties fo:font-variant="small-caps" fo:color="#111111" loext:opacity="100%" style:text-outline="false" style:font-name="Mercury Text G2 Semibold" fo:font-size="14pt" fo:font-style="normal" fo:text-shadow="none" fo:font-weight="normal" officeooo:rsid="043f6d6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69" style:family="paragraph" style:parent-style-name="Heading_20_3">
      <style:text-properties fo:font-variant="small-caps" fo:color="#111111" loext:opacity="100%" style:text-outline="false" style:font-name="Mercury Text G2 Semibold" fo:font-size="14pt" fo:font-style="normal" fo:text-shadow="none" fo:font-weight="normal" officeooo:rsid="044515b8"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70" style:family="paragraph" style:parent-style-name="Heading_20_3">
      <style:text-properties fo:font-variant="small-caps" fo:color="#111111" loext:opacity="100%" style:text-outline="false" style:font-name="Mercury Text G2 Semibold" fo:font-size="14pt" fo:font-style="normal" fo:text-shadow="none" fo:font-weight="normal" officeooo:rsid="044515b8"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71" style:family="paragraph" style:parent-style-name="Heading_20_3">
      <style:text-properties fo:font-variant="small-caps" fo:color="#111111" loext:opacity="100%" style:text-outline="false" style:font-name="Mercury Text G2 Semibold" fo:font-size="14pt" fo:font-style="normal" fo:text-shadow="none" fo:font-weight="normal" officeooo:rsid="044515b8"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72" style:family="paragraph" style:parent-style-name="Heading_20_3">
      <style:text-properties fo:font-variant="small-caps" fo:color="#111111" loext:opacity="100%" style:text-outline="false" style:font-name="Mercury Text G2 Semibold" fo:font-size="14pt" fo:font-style="normal" fo:text-shadow="none" fo:font-weight="normal" officeooo:rsid="0445c72e"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73" style:family="paragraph" style:parent-style-name="Heading_20_3">
      <style:text-properties fo:font-variant="small-caps" fo:color="#111111" loext:opacity="100%" style:text-outline="false" style:font-name="Mercury Text G2 Semibold" fo:font-size="14pt" fo:font-style="normal" fo:text-shadow="none" fo:font-weight="normal" officeooo:rsid="0445c72e"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74" style:family="paragraph" style:parent-style-name="Heading_20_3">
      <style:text-properties fo:font-variant="small-caps" fo:color="#111111" loext:opacity="100%" style:text-outline="false" style:font-name="Mercury Text G2 Semibold" fo:font-size="14pt" fo:font-style="normal" fo:text-shadow="none" fo:font-weight="normal" officeooo:rsid="0445c72e"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75" style:family="paragraph" style:parent-style-name="Heading_20_3">
      <style:text-properties fo:font-variant="small-caps" fo:color="#111111" loext:opacity="100%" style:text-outline="false" style:font-name="Mercury Text G2 Semibold" fo:font-size="14pt" fo:font-style="normal" fo:text-shadow="none" fo:font-weight="normal" officeooo:rsid="044a59ff" officeooo:paragraph-rsid="044a59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76" style:family="paragraph" style:parent-style-name="Heading_20_3">
      <style:text-properties fo:font-variant="small-caps" fo:color="#111111" loext:opacity="100%" style:text-outline="false" style:font-name="Mercury Text G2 Semibold" fo:font-size="14pt" fo:font-style="normal" fo:text-shadow="none" fo:font-weight="normal" officeooo:rsid="044a59f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77" style:family="paragraph" style:parent-style-name="Heading_20_3">
      <style:text-properties fo:font-variant="small-caps" fo:color="#111111" loext:opacity="100%" style:text-outline="false" style:font-name="Mercury Text G2 Semibold" fo:font-size="14pt" fo:font-style="normal" fo:text-shadow="none" fo:font-weight="normal" officeooo:rsid="044b34c9" officeooo:paragraph-rsid="044b34c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78" style:family="paragraph" style:parent-style-name="Heading_20_3">
      <style:text-properties fo:font-variant="small-caps" fo:color="#111111" loext:opacity="100%" style:text-outline="false" style:font-name="Mercury Text G2 Semibold" fo:font-size="14pt" fo:font-style="normal" fo:text-shadow="none" fo:font-weight="normal" officeooo:rsid="044b34c9"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79" style:family="paragraph" style:parent-style-name="Heading_20_3">
      <style:text-properties fo:font-variant="small-caps" fo:color="#111111" loext:opacity="100%" style:text-outline="false" style:font-name="Mercury Text G2 Semibold" fo:font-size="14pt" fo:font-style="normal" fo:text-shadow="none" fo:font-weight="normal" officeooo:rsid="044be8c1" officeooo:paragraph-rsid="044be8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80" style:family="paragraph" style:parent-style-name="Heading_20_3">
      <style:text-properties fo:font-variant="small-caps" fo:color="#111111" loext:opacity="100%" style:text-outline="false" style:font-name="Mercury Text G2 Semibold" fo:font-size="14pt" fo:font-style="normal" fo:text-shadow="none" fo:font-weight="normal" officeooo:rsid="044be8c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81" style:family="paragraph" style:parent-style-name="Heading_20_3">
      <style:text-properties fo:font-variant="small-caps" fo:color="#111111" loext:opacity="100%" style:text-outline="false" style:font-name="Mercury Text G2 Semibold" fo:font-size="14pt" fo:font-style="normal" fo:text-shadow="none" fo:font-weight="normal" officeooo:rsid="044873bf" officeooo:paragraph-rsid="044873b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82" style:family="paragraph" style:parent-style-name="Heading_20_3">
      <style:text-properties fo:font-variant="small-caps" fo:color="#111111" loext:opacity="100%" style:text-outline="false" style:font-name="Mercury Text G2 Semibold" fo:font-size="14pt" fo:font-style="normal" fo:text-shadow="none" fo:font-weight="normal" officeooo:rsid="044873b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83" style:family="paragraph" style:parent-style-name="Heading_20_3">
      <style:text-properties fo:font-variant="small-caps" fo:color="#111111" loext:opacity="100%" style:text-outline="false" style:font-name="Mercury Text G2 Semibold" fo:font-size="14pt" fo:font-style="normal" fo:text-shadow="none" fo:font-weight="normal" officeooo:rsid="044c7f22" officeooo:paragraph-rsid="044c7f2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84" style:family="paragraph" style:parent-style-name="Heading_20_3">
      <style:text-properties fo:font-variant="small-caps" fo:color="#111111" loext:opacity="100%" style:text-outline="false" style:font-name="Mercury Text G2 Semibold" fo:font-size="14pt" fo:font-style="normal" fo:text-shadow="none" fo:font-weight="normal" officeooo:rsid="044c7f22"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85" style:family="paragraph" style:parent-style-name="Heading_20_3">
      <style:text-properties fo:font-variant="small-caps" fo:color="#111111" loext:opacity="100%" style:text-outline="false" style:font-name="Mercury Text G2 Semibold" fo:font-size="14pt" fo:font-style="normal" fo:text-shadow="none" fo:font-weight="normal" officeooo:rsid="04504e5c" officeooo:paragraph-rsid="04504e5c"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86" style:family="paragraph" style:parent-style-name="Heading_20_3">
      <style:text-properties fo:font-variant="small-caps" fo:color="#111111" loext:opacity="100%" style:text-outline="false" style:font-name="Mercury Text G2 Semibold" fo:font-size="14pt" fo:font-style="normal" fo:text-shadow="none" fo:font-weight="normal" officeooo:rsid="04504e5c"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87" style:family="paragraph" style:parent-style-name="Heading_20_3">
      <style:text-properties fo:font-variant="small-caps" fo:color="#111111" loext:opacity="100%" style:text-outline="false" style:font-name="Mercury Text G2 Semibold" fo:font-size="14pt" fo:font-style="normal" fo:text-shadow="none" fo:font-weight="normal" officeooo:rsid="0486d5c5" officeooo:paragraph-rsid="0486d5c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88" style:family="paragraph" style:parent-style-name="Heading_20_3">
      <style:text-properties fo:font-variant="small-caps" fo:color="#111111" loext:opacity="100%" style:text-outline="false" style:font-name="Mercury Text G2 Semibold" fo:font-size="14pt" fo:font-style="normal" fo:text-shadow="none" fo:font-weight="normal" officeooo:rsid="0486d5c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89"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439bb0d" officeooo:paragraph-rsid="0439bb0d"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90"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439bb0d" officeooo:paragraph-rsid="048b7303"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91" style:family="paragraph" style:parent-style-name="Heading_20_3">
      <style:text-properties officeooo:rsid="0452582b" officeooo:paragraph-rsid="0452582b"/>
    </style:style>
    <style:style style:name="P192" style:family="paragraph" style:parent-style-name="Heading_20_3">
      <style:text-properties officeooo:paragraph-rsid="03819677"/>
    </style:style>
    <style:style style:name="P193" style:family="paragraph" style:parent-style-name="Heading_20_3">
      <style:text-properties officeooo:paragraph-rsid="04021f1f"/>
    </style:style>
    <style:style style:name="P194" style:family="paragraph" style:parent-style-name="Heading_20_3">
      <style:text-properties officeooo:paragraph-rsid="04000a35"/>
    </style:style>
    <style:style style:name="P195" style:family="paragraph" style:parent-style-name="Heading_20_3">
      <style:text-properties officeooo:paragraph-rsid="038a313b"/>
    </style:style>
    <style:style style:name="P196" style:family="paragraph" style:parent-style-name="Heading_20_3">
      <style:text-properties officeooo:paragraph-rsid="039d8eee"/>
    </style:style>
    <style:style style:name="P197" style:family="paragraph" style:parent-style-name="Heading_20_3">
      <style:text-properties fo:color="#000000" loext:opacity="100%" style:font-name="Mercury Text G2 Semibold2" fo:font-size="13pt" fo:text-shadow="none" fo:font-weight="normal" officeooo:rsid="0398b873" officeooo:paragraph-rsid="039d8eee" style:letter-kerning="false" style:font-name-asian="Modern Antiqua1" style:font-size-asian="12pt" style:language-asian="zh" style:country-asian="CN" style:font-name-complex="Modern Antiqua1" style:font-size-complex="12pt" style:language-complex="hi" style:country-complex="IN"/>
    </style:style>
    <style:style style:name="P198" style:family="paragraph" style:parent-style-name="Heading_20_3">
      <style:text-properties fo:color="#000000" loext:opacity="100%" style:font-name="Mercury Text G2 Semibold2" fo:font-size="13pt" fo:text-shadow="none" fo:font-weight="normal" officeooo:rsid="0398b873" officeooo:paragraph-rsid="048b7303" style:letter-kerning="false" style:font-name-asian="Modern Antiqua1" style:font-size-asian="12pt" style:language-asian="zh" style:country-asian="CN" style:font-name-complex="Modern Antiqua1" style:font-size-complex="12pt" style:language-complex="hi" style:country-complex="IN"/>
    </style:style>
    <style:style style:name="P199" style:family="paragraph" style:parent-style-name="Heading_20_3">
      <style:text-properties officeooo:paragraph-rsid="03a5cd94"/>
    </style:style>
    <style:style style:name="P200" style:family="paragraph" style:parent-style-name="Heading_20_3">
      <style:text-properties officeooo:paragraph-rsid="0403225b"/>
    </style:style>
    <style:style style:name="P201" style:family="paragraph" style:parent-style-name="Heading_20_3">
      <style:text-properties officeooo:paragraph-rsid="040384f8"/>
    </style:style>
    <style:style style:name="P202" style:family="paragraph" style:parent-style-name="Heading_20_3">
      <style:text-properties officeooo:paragraph-rsid="044111a1"/>
    </style:style>
    <style:style style:name="P203" style:family="paragraph" style:parent-style-name="Heading_20_3">
      <style:text-properties officeooo:paragraph-rsid="0444d3b4"/>
    </style:style>
    <style:style style:name="P204" style:family="paragraph" style:parent-style-name="Heading_20_3">
      <style:text-properties officeooo:paragraph-rsid="03e29f22"/>
    </style:style>
    <style:style style:name="P205" style:family="paragraph" style:parent-style-name="Heading_20_3">
      <style:text-properties officeooo:paragraph-rsid="04230525"/>
    </style:style>
    <style:style style:name="P206" style:family="paragraph" style:parent-style-name="Heading_20_3">
      <style:text-properties officeooo:paragraph-rsid="03e29385"/>
    </style:style>
    <style:style style:name="P207" style:family="paragraph" style:parent-style-name="Heading_20_3">
      <style:text-properties officeooo:paragraph-rsid="03eb4e66"/>
    </style:style>
    <style:style style:name="P208" style:family="paragraph" style:parent-style-name="Heading_20_3">
      <style:text-properties officeooo:paragraph-rsid="03ef5518"/>
    </style:style>
    <style:style style:name="P209" style:family="paragraph" style:parent-style-name="Heading_20_3">
      <style:text-properties officeooo:paragraph-rsid="03dd5836"/>
    </style:style>
    <style:style style:name="P210" style:family="paragraph" style:parent-style-name="Heading_20_3">
      <style:text-properties officeooo:paragraph-rsid="03e15665"/>
    </style:style>
    <style:style style:name="P211" style:family="paragraph" style:parent-style-name="Heading_20_3">
      <style:text-properties officeooo:paragraph-rsid="048b7303"/>
    </style:style>
    <style:style style:name="P212" style:family="paragraph" style:parent-style-name="Heading_20_3">
      <style:text-properties officeooo:paragraph-rsid="048d53de"/>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8895a8" style:language-asian="zh" style:country-asian="CN" style:language-complex="hi" style:country-complex="IN"/>
    </style:style>
    <style:style style:name="T4" style:family="text">
      <style:text-properties fo:language="en" fo:country="US" officeooo:rsid="038b39c0" style:language-asian="zh" style:country-asian="CN" style:language-complex="hi" style:country-complex="IN"/>
    </style:style>
    <style:style style:name="T5" style:family="text">
      <style:text-properties fo:language="en" fo:country="US" officeooo:rsid="043ad440" style:language-asian="zh" style:country-asian="CN" style:language-complex="hi" style:country-complex="IN"/>
    </style:style>
    <style:style style:name="T6" style:family="text">
      <style:text-properties fo:language="en" fo:country="US" officeooo:rsid="043cbed5" style:language-asian="zh" style:country-asian="CN" style:language-complex="hi" style:country-complex="IN"/>
    </style:style>
    <style:style style:name="T7" style:family="text">
      <style:text-properties fo:language="en" fo:country="US" officeooo:rsid="043f6d61" style:language-asian="zh" style:country-asian="CN" style:language-complex="hi" style:country-complex="IN"/>
    </style:style>
    <style:style style:name="T8" style:family="text">
      <style:text-properties fo:language="en" fo:country="US" fo:font-weight="bold" style:font-weight-asian="bold" style:font-weight-complex="bold"/>
    </style:style>
    <style:style style:name="T9" style:family="text">
      <style:text-properties fo:language="en" fo:country="US" fo:font-weight="bold" officeooo:rsid="038b39c0" style:font-weight-asian="bold" style:font-weight-complex="bold"/>
    </style:style>
    <style:style style:name="T10" style:family="text">
      <style:text-properties fo:language="en" fo:country="US" fo:font-weight="bold" officeooo:rsid="038ef0d8" style:font-weight-asian="bold" style:font-weight-complex="bold"/>
    </style:style>
    <style:style style:name="T11" style:family="text">
      <style:text-properties fo:language="en" fo:country="US" fo:font-weight="bold" officeooo:rsid="03a75ad6" style:font-weight-asian="bold" style:font-weight-complex="bold"/>
    </style:style>
    <style:style style:name="T12" style:family="text">
      <style:text-properties fo:language="en" fo:country="US" fo:font-weight="bold" officeooo:rsid="03ba5518"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fo:font-weight="bold" officeooo:rsid="03a27163" style:language-asian="zh" style:country-asian="CN" style:font-weight-asian="bold" style:language-complex="hi" style:country-complex="IN" style:font-weight-complex="bold"/>
    </style:style>
    <style:style style:name="T15" style:family="text">
      <style:text-properties fo:language="en" fo:country="US" fo:font-weight="bold" officeooo:rsid="03a868a5" style:language-asian="zh" style:country-asian="CN" style:font-weight-asian="bold" style:language-complex="hi" style:country-complex="IN" style:font-weight-complex="bold"/>
    </style:style>
    <style:style style:name="T16" style:family="text">
      <style:text-properties fo:language="en" fo:country="US" fo:font-weight="bold" officeooo:rsid="03aa5398" style:language-asian="zh" style:country-asian="CN" style:font-weight-asian="bold" style:language-complex="hi" style:country-complex="IN" style:font-weight-complex="bold"/>
    </style:style>
    <style:style style:name="T17" style:family="text">
      <style:text-properties fo:language="en" fo:country="US" fo:font-weight="bold" officeooo:rsid="03ac3e44" style:language-asian="zh" style:country-asian="CN" style:font-weight-asian="bold" style:language-complex="hi" style:country-complex="IN" style:font-weight-complex="bold"/>
    </style:style>
    <style:style style:name="T18" style:family="text">
      <style:text-properties fo:language="en" fo:country="US" fo:font-weight="bold" officeooo:rsid="03adaf91" style:language-asian="zh" style:country-asian="CN" style:font-weight-asian="bold" style:language-complex="hi" style:country-complex="IN" style:font-weight-complex="bold"/>
    </style:style>
    <style:style style:name="T19" style:family="text">
      <style:text-properties fo:language="en" fo:country="US" fo:font-weight="bold" officeooo:rsid="03b8148d" style:language-asian="zh" style:country-asian="CN" style:font-weight-asian="bold" style:language-complex="hi" style:country-complex="IN" style:font-weight-complex="bold"/>
    </style:style>
    <style:style style:name="T20" style:family="text">
      <style:text-properties fo:language="en" fo:country="US" fo:font-weight="bold" officeooo:rsid="03ba5518" style:language-asian="zh" style:country-asian="CN" style:font-weight-asian="bold" style:language-complex="hi" style:country-complex="IN" style:font-weight-complex="bold"/>
    </style:style>
    <style:style style:name="T21" style:family="text">
      <style:text-properties fo:language="en" fo:country="US" fo:font-weight="bold" officeooo:rsid="043cbed5" style:language-asian="zh" style:country-asian="CN" style:font-weight-asian="bold" style:language-complex="hi" style:country-complex="IN" style:font-weight-complex="bold"/>
    </style:style>
    <style:style style:name="T22" style:family="text">
      <style:text-properties fo:language="en" fo:country="US" officeooo:rsid="0386e0cd"/>
    </style:style>
    <style:style style:name="T23" style:family="text">
      <style:text-properties fo:language="en" fo:country="US" officeooo:rsid="038b39c0"/>
    </style:style>
    <style:style style:name="T24" style:family="text">
      <style:text-properties fo:language="en" fo:country="US" officeooo:rsid="038ba559"/>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38ef0d8" style:font-weight-asian="normal" style:font-weight-complex="normal"/>
    </style:style>
    <style:style style:name="T27" style:family="text">
      <style:text-properties fo:language="en" fo:country="US" fo:font-weight="normal" officeooo:rsid="03a75ad6" style:font-weight-asian="normal" style:font-weight-complex="normal"/>
    </style:style>
    <style:style style:name="T28" style:family="text">
      <style:text-properties fo:language="en" fo:country="US" fo:font-weight="normal" officeooo:rsid="03ba5518" style:font-weight-asian="normal" style:font-weight-complex="normal"/>
    </style:style>
    <style:style style:name="T29" style:family="text">
      <style:text-properties fo:language="en" fo:country="US" fo:font-weight="normal" officeooo:rsid="0437bc24" style:font-weight-asian="normal" style:font-weight-complex="normal"/>
    </style:style>
    <style:style style:name="T30" style:family="text">
      <style:text-properties fo:language="en" fo:country="US" fo:font-weight="normal" officeooo:rsid="03a27163" style:language-asian="zh" style:country-asian="CN" style:font-weight-asian="normal" style:language-complex="hi" style:country-complex="IN" style:font-weight-complex="normal"/>
    </style:style>
    <style:style style:name="T31" style:family="text">
      <style:text-properties fo:language="en" fo:country="US" fo:font-weight="normal" officeooo:rsid="03a868a5" style:language-asian="zh" style:country-asian="CN" style:font-weight-asian="normal" style:language-complex="hi" style:country-complex="IN" style:font-weight-complex="normal"/>
    </style:style>
    <style:style style:name="T32" style:family="text">
      <style:text-properties fo:language="en" fo:country="US" fo:font-weight="normal" officeooo:rsid="03ac3e44" style:language-asian="zh" style:country-asian="CN" style:font-weight-asian="normal" style:language-complex="hi" style:country-complex="IN" style:font-weight-complex="normal"/>
    </style:style>
    <style:style style:name="T33" style:family="text">
      <style:text-properties fo:language="en" fo:country="US" fo:font-weight="normal" officeooo:rsid="03adaf91" style:language-asian="zh" style:country-asian="CN" style:font-weight-asian="normal" style:language-complex="hi" style:country-complex="IN" style:font-weight-complex="normal"/>
    </style:style>
    <style:style style:name="T34" style:family="text">
      <style:text-properties fo:language="en" fo:country="US" fo:font-weight="normal" officeooo:rsid="03b8148d" style:language-asian="zh" style:country-asian="CN" style:font-weight-asian="normal" style:language-complex="hi" style:country-complex="IN" style:font-weight-complex="normal"/>
    </style:style>
    <style:style style:name="T35" style:family="text">
      <style:text-properties fo:language="en" fo:country="US" fo:font-weight="normal" officeooo:rsid="03ba5518" style:language-asian="zh" style:country-asian="CN" style:font-weight-asian="normal" style:language-complex="hi" style:country-complex="IN" style:font-weight-complex="normal"/>
    </style:style>
    <style:style style:name="T36" style:family="text">
      <style:text-properties fo:language="en" fo:country="US" fo:font-weight="normal" officeooo:rsid="0439bb0d" style:language-asian="zh" style:country-asian="CN" style:font-weight-asian="normal" style:language-complex="hi" style:country-complex="IN" style:font-weight-complex="normal"/>
    </style:style>
    <style:style style:name="T37" style:family="text">
      <style:text-properties fo:language="en" fo:country="US" officeooo:rsid="03c2a4a1"/>
    </style:style>
    <style:style style:name="T38" style:family="text">
      <style:text-properties fo:language="en" fo:country="US" officeooo:rsid="03c66b40"/>
    </style:style>
    <style:style style:name="T39" style:family="text">
      <style:text-properties fo:language="en" fo:country="US" officeooo:rsid="040949cd"/>
    </style:style>
    <style:style style:name="T40" style:family="text">
      <style:text-properties fo:language="en" fo:country="US" officeooo:rsid="04172700"/>
    </style:style>
    <style:style style:name="T41" style:family="text">
      <style:text-properties fo:language="en" fo:country="US" officeooo:rsid="041733c7"/>
    </style:style>
    <style:style style:name="T42" style:family="text">
      <style:text-properties fo:language="en" fo:country="US" officeooo:rsid="0419181f"/>
    </style:style>
    <style:style style:name="T43" style:family="text">
      <style:text-properties style:language-asian="zh" style:country-asian="CN" style:language-complex="hi" style:country-complex="IN"/>
    </style:style>
    <style:style style:name="T44" style:family="text">
      <style:text-properties officeooo:rsid="03c8530d" style:language-asian="zh" style:country-asian="CN" style:language-complex="hi" style:country-complex="IN"/>
    </style:style>
    <style:style style:name="T45" style:family="text">
      <style:text-properties officeooo:rsid="046c9abe" style:language-asian="zh" style:country-asian="CN" style:language-complex="hi" style:country-complex="IN"/>
    </style:style>
    <style:style style:name="T46" style:family="text">
      <style:text-properties fo:font-weight="bold" style:font-weight-asian="bold" style:font-weight-complex="bold"/>
    </style:style>
    <style:style style:name="T47" style:family="text">
      <style:text-properties fo:font-weight="bold" officeooo:rsid="0374333e" style:font-weight-asian="bold" style:font-weight-complex="bold"/>
    </style:style>
    <style:style style:name="T48" style:family="text">
      <style:text-properties fo:font-weight="bold" officeooo:rsid="0372fad1" style:font-weight-asian="bold" style:font-weight-complex="bold"/>
    </style:style>
    <style:style style:name="T49" style:family="text">
      <style:text-properties fo:font-weight="bold" officeooo:rsid="0377b4be" style:font-weight-asian="bold" style:font-weight-complex="bold"/>
    </style:style>
    <style:style style:name="T50" style:family="text">
      <style:text-properties fo:font-weight="bold" officeooo:rsid="039951fd" style:font-weight-asian="bold" style:font-weight-complex="bold"/>
    </style:style>
    <style:style style:name="T51" style:family="text">
      <style:text-properties fo:font-weight="bold" officeooo:rsid="03a3cffa" style:font-weight-asian="bold" style:font-weight-complex="bold"/>
    </style:style>
    <style:style style:name="T52" style:family="text">
      <style:text-properties fo:font-weight="bold" officeooo:rsid="03b2a1a9" style:font-weight-asian="bold" style:font-weight-complex="bold"/>
    </style:style>
    <style:style style:name="T53" style:family="text">
      <style:text-properties fo:font-weight="bold" officeooo:rsid="03b3ee7f" style:font-weight-asian="bold" style:font-weight-complex="bold"/>
    </style:style>
    <style:style style:name="T54" style:family="text">
      <style:text-properties fo:font-weight="bold" officeooo:rsid="03b52a4b" style:font-weight-asian="bold" style:font-weight-complex="bold"/>
    </style:style>
    <style:style style:name="T55" style:family="text">
      <style:text-properties fo:font-weight="bold" officeooo:rsid="03b80acc" style:font-weight-asian="bold" style:font-weight-complex="bold"/>
    </style:style>
    <style:style style:name="T56" style:family="text">
      <style:text-properties fo:font-weight="bold" officeooo:rsid="03b8148d" style:font-weight-asian="bold" style:font-weight-complex="bold"/>
    </style:style>
    <style:style style:name="T57" style:family="text">
      <style:text-properties fo:font-weight="bold" officeooo:rsid="03ba5518" style:font-weight-asian="bold" style:font-weight-complex="bold"/>
    </style:style>
    <style:style style:name="T58" style:family="text">
      <style:text-properties fo:font-weight="bold" officeooo:rsid="03c465e1" style:font-weight-asian="bold" style:font-weight-complex="bold"/>
    </style:style>
    <style:style style:name="T59" style:family="text">
      <style:text-properties fo:font-weight="bold" officeooo:rsid="03c8530d" style:font-weight-asian="bold" style:font-weight-complex="bold"/>
    </style:style>
    <style:style style:name="T60" style:family="text">
      <style:text-properties fo:font-weight="bold" officeooo:rsid="03c99663" style:font-weight-asian="bold" style:font-weight-complex="bold"/>
    </style:style>
    <style:style style:name="T61" style:family="text">
      <style:text-properties fo:font-weight="bold" officeooo:rsid="03ca73ef" style:font-weight-asian="bold" style:font-weight-complex="bold"/>
    </style:style>
    <style:style style:name="T62" style:family="text">
      <style:text-properties fo:font-weight="bold" officeooo:rsid="03d278d2" style:font-weight-asian="bold" style:font-weight-complex="bold"/>
    </style:style>
    <style:style style:name="T63" style:family="text">
      <style:text-properties fo:font-weight="bold" officeooo:rsid="03d42c0b" style:font-weight-asian="bold" style:font-weight-complex="bold"/>
    </style:style>
    <style:style style:name="T64" style:family="text">
      <style:text-properties fo:font-weight="bold" officeooo:rsid="03d53099" style:font-weight-asian="bold" style:font-weight-complex="bold"/>
    </style:style>
    <style:style style:name="T65" style:family="text">
      <style:text-properties fo:font-weight="bold" officeooo:rsid="03d61a92" style:font-weight-asian="bold" style:font-weight-complex="bold"/>
    </style:style>
    <style:style style:name="T66" style:family="text">
      <style:text-properties fo:font-weight="bold" officeooo:rsid="03dd5836" style:font-weight-asian="bold" style:font-weight-complex="bold"/>
    </style:style>
    <style:style style:name="T67" style:family="text">
      <style:text-properties fo:font-weight="bold" officeooo:rsid="03dea6f2" style:font-weight-asian="bold" style:font-weight-complex="bold"/>
    </style:style>
    <style:style style:name="T68" style:family="text">
      <style:text-properties fo:font-weight="bold" officeooo:rsid="03df8143" style:font-weight-asian="bold" style:font-weight-complex="bold"/>
    </style:style>
    <style:style style:name="T69" style:family="text">
      <style:text-properties fo:font-weight="bold" officeooo:rsid="03e56941" style:font-weight-asian="bold" style:font-weight-complex="bold"/>
    </style:style>
    <style:style style:name="T70" style:family="text">
      <style:text-properties fo:font-weight="bold" officeooo:rsid="03e8baa0" style:font-weight-asian="bold" style:font-weight-complex="bold"/>
    </style:style>
    <style:style style:name="T71" style:family="text">
      <style:text-properties fo:font-weight="bold" officeooo:rsid="03eab28d" style:font-weight-asian="bold" style:font-weight-complex="bold"/>
    </style:style>
    <style:style style:name="T72" style:family="text">
      <style:text-properties fo:font-weight="bold" officeooo:rsid="03eb4e66" style:font-weight-asian="bold" style:font-weight-complex="bold"/>
    </style:style>
    <style:style style:name="T73" style:family="text">
      <style:text-properties fo:font-weight="bold" officeooo:rsid="03ecead5" style:font-weight-asian="bold" style:font-weight-complex="bold"/>
    </style:style>
    <style:style style:name="T74" style:family="text">
      <style:text-properties fo:font-weight="bold" officeooo:rsid="03f1f6cc" style:font-weight-asian="bold" style:font-weight-complex="bold"/>
    </style:style>
    <style:style style:name="T75" style:family="text">
      <style:text-properties fo:font-weight="bold" officeooo:rsid="03f41468" style:font-weight-asian="bold" style:font-weight-complex="bold"/>
    </style:style>
    <style:style style:name="T76" style:family="text">
      <style:text-properties fo:font-weight="bold" officeooo:rsid="03f6f894" style:font-weight-asian="bold" style:font-weight-complex="bold"/>
    </style:style>
    <style:style style:name="T77" style:family="text">
      <style:text-properties fo:font-weight="bold" officeooo:rsid="04021f1f" style:font-weight-asian="bold" style:font-weight-complex="bold"/>
    </style:style>
    <style:style style:name="T78" style:family="text">
      <style:text-properties fo:font-weight="bold" officeooo:rsid="040384f8" style:font-weight-asian="bold" style:font-weight-complex="bold"/>
    </style:style>
    <style:style style:name="T79" style:family="text">
      <style:text-properties fo:font-weight="bold" officeooo:rsid="04261bf5" style:font-weight-asian="bold" style:font-weight-complex="bold"/>
    </style:style>
    <style:style style:name="T80" style:family="text">
      <style:text-properties fo:font-weight="bold" officeooo:rsid="00eb577a" style:font-weight-asian="bold" style:font-weight-complex="bold"/>
    </style:style>
    <style:style style:name="T81" style:family="text">
      <style:text-properties fo:font-weight="bold" officeooo:rsid="04473d8a" style:font-weight-asian="bold" style:font-weight-complex="bold"/>
    </style:style>
    <style:style style:name="T82" style:family="text">
      <style:text-properties fo:font-weight="bold" style:language-asian="zh" style:country-asian="CN" style:font-weight-asian="bold" style:language-complex="hi" style:country-complex="IN" style:font-weight-complex="bold"/>
    </style:style>
    <style:style style:name="T83" style:family="text">
      <style:text-properties fo:font-weight="bold" officeooo:rsid="0384b5ec" style:language-asian="zh" style:country-asian="CN" style:font-weight-asian="bold" style:language-complex="hi" style:country-complex="IN" style:font-weight-complex="bold"/>
    </style:style>
    <style:style style:name="T84" style:family="text">
      <style:text-properties fo:font-weight="bold" officeooo:rsid="038ef0d8" style:language-asian="zh" style:country-asian="CN" style:font-weight-asian="bold" style:language-complex="hi" style:country-complex="IN" style:font-weight-complex="bold"/>
    </style:style>
    <style:style style:name="T8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35ee942"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38d6e84"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38ef0d8"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398b873"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3992808"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3b52a4b"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3ba5518"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3ecead5"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4021f1f"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4089f09"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41596f4"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41ff5a6"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421a799"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42e4fce"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434a48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442817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46a795c"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474e1cd"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4821fb8"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4882453"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38c1736"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384b5ec" style:letter-kerning="false" style:font-name-asian="Spectral1" style:font-size-asian="10pt" style:font-name-complex="Spectral1" style:font-size-complex="10pt"/>
    </style:style>
    <style:style style:name="T118" style:family="text">
      <style:text-properties style:use-window-font-color="true" loext:opacity="0%" style:font-name="Times New Roman" fo:font-size="10pt" officeooo:rsid="04807313" style:letter-kerning="false" style:font-name-asian="Spectral1" style:font-size-asian="10pt" style:font-name-complex="Spectral1" style:font-size-complex="10pt"/>
    </style:style>
    <style:style style:name="T119"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386e0cd"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38ba559"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US" fo:font-weight="normal" officeooo:rsid="0486d5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bold" officeooo:rsid="0486d5c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5"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6"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7" style:family="text">
      <style:text-properties style:use-window-font-color="true" loext:opacity="0%" style:font-name="Times New Roman" fo:font-size="10pt" fo:font-style="normal" officeooo:rsid="0436a30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8" style:family="text">
      <style:text-properties style:use-window-font-color="true" loext:opacity="0%" style:font-name="Times New Roman" fo:font-size="10pt" fo:font-style="normal" fo:font-weight="normal" officeooo:rsid="0470952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9" style:family="text">
      <style:text-properties officeooo:rsid="036a1fce"/>
    </style:style>
    <style:style style:name="T140" style:family="text">
      <style:text-properties officeooo:rsid="036a2814"/>
    </style:style>
    <style:style style:name="T141" style:family="text">
      <style:text-properties fo:font-weight="normal" style:font-weight-asian="normal" style:font-weight-complex="normal"/>
    </style:style>
    <style:style style:name="T142" style:family="text">
      <style:text-properties fo:font-weight="normal" officeooo:rsid="036a2814" style:font-weight-asian="normal" style:font-weight-complex="normal"/>
    </style:style>
    <style:style style:name="T143" style:family="text">
      <style:text-properties fo:font-weight="normal" officeooo:rsid="036a6561" style:font-weight-asian="normal" style:font-weight-complex="normal"/>
    </style:style>
    <style:style style:name="T144" style:family="text">
      <style:text-properties fo:font-weight="normal" officeooo:rsid="036f558c" style:font-weight-asian="normal" style:font-weight-complex="normal"/>
    </style:style>
    <style:style style:name="T145" style:family="text">
      <style:text-properties fo:font-weight="normal" officeooo:rsid="0372fad1" style:font-weight-asian="normal" style:font-weight-complex="normal"/>
    </style:style>
    <style:style style:name="T146" style:family="text">
      <style:text-properties fo:font-weight="normal" officeooo:rsid="0374333e" style:font-weight-asian="normal" style:font-weight-complex="normal"/>
    </style:style>
    <style:style style:name="T147" style:family="text">
      <style:text-properties fo:font-weight="normal" officeooo:rsid="0377b4be" style:font-weight-asian="normal" style:font-weight-complex="normal"/>
    </style:style>
    <style:style style:name="T148" style:family="text">
      <style:text-properties fo:font-weight="normal" officeooo:rsid="03781af1" style:font-weight-asian="normal" style:font-weight-complex="normal"/>
    </style:style>
    <style:style style:name="T149" style:family="text">
      <style:text-properties fo:font-weight="normal" officeooo:rsid="039951fd" style:font-weight-asian="normal" style:font-weight-complex="normal"/>
    </style:style>
    <style:style style:name="T150" style:family="text">
      <style:text-properties fo:font-weight="normal" officeooo:rsid="03a3cffa" style:font-weight-asian="normal" style:font-weight-complex="normal"/>
    </style:style>
    <style:style style:name="T151" style:family="text">
      <style:text-properties fo:font-weight="normal" officeooo:rsid="03b2a1a9" style:font-weight-asian="normal" style:font-weight-complex="normal"/>
    </style:style>
    <style:style style:name="T152" style:family="text">
      <style:text-properties fo:font-weight="normal" officeooo:rsid="03b3ee7f" style:font-weight-asian="normal" style:font-weight-complex="normal"/>
    </style:style>
    <style:style style:name="T153" style:family="text">
      <style:text-properties fo:font-weight="normal" officeooo:rsid="03b52a4b" style:font-weight-asian="normal" style:font-weight-complex="normal"/>
    </style:style>
    <style:style style:name="T154" style:family="text">
      <style:text-properties fo:font-weight="normal" officeooo:rsid="03b80acc" style:font-weight-asian="normal" style:font-weight-complex="normal"/>
    </style:style>
    <style:style style:name="T155" style:family="text">
      <style:text-properties fo:font-weight="normal" officeooo:rsid="03b8148d" style:font-weight-asian="normal" style:font-weight-complex="normal"/>
    </style:style>
    <style:style style:name="T156" style:family="text">
      <style:text-properties fo:font-weight="normal" officeooo:rsid="03ba5518" style:font-weight-asian="normal" style:font-weight-complex="normal"/>
    </style:style>
    <style:style style:name="T157" style:family="text">
      <style:text-properties fo:font-weight="normal" officeooo:rsid="03c465e1" style:font-weight-asian="normal" style:font-weight-complex="normal"/>
    </style:style>
    <style:style style:name="T158" style:family="text">
      <style:text-properties fo:font-weight="normal" officeooo:rsid="03c8530d" style:font-weight-asian="normal" style:font-weight-complex="normal"/>
    </style:style>
    <style:style style:name="T159" style:family="text">
      <style:text-properties fo:font-weight="normal" officeooo:rsid="03c99663" style:font-weight-asian="normal" style:font-weight-complex="normal"/>
    </style:style>
    <style:style style:name="T160" style:family="text">
      <style:text-properties fo:font-weight="normal" officeooo:rsid="03ca73ef" style:font-weight-asian="normal" style:font-weight-complex="normal"/>
    </style:style>
    <style:style style:name="T161" style:family="text">
      <style:text-properties fo:font-weight="normal" officeooo:rsid="03d278d2" style:font-weight-asian="normal" style:font-weight-complex="normal"/>
    </style:style>
    <style:style style:name="T162" style:family="text">
      <style:text-properties fo:font-weight="normal" officeooo:rsid="03d42c0b" style:font-weight-asian="normal" style:font-weight-complex="normal"/>
    </style:style>
    <style:style style:name="T163" style:family="text">
      <style:text-properties fo:font-weight="normal" officeooo:rsid="03d53099" style:font-weight-asian="normal" style:font-weight-complex="normal"/>
    </style:style>
    <style:style style:name="T164" style:family="text">
      <style:text-properties fo:font-weight="normal" officeooo:rsid="03d61a92" style:font-weight-asian="normal" style:font-weight-complex="normal"/>
    </style:style>
    <style:style style:name="T165" style:family="text">
      <style:text-properties fo:font-weight="normal" officeooo:rsid="03dd5836" style:font-weight-asian="normal" style:font-weight-complex="normal"/>
    </style:style>
    <style:style style:name="T166" style:family="text">
      <style:text-properties fo:font-weight="normal" officeooo:rsid="03dea6f2" style:font-weight-asian="normal" style:font-weight-complex="normal"/>
    </style:style>
    <style:style style:name="T167" style:family="text">
      <style:text-properties fo:font-weight="normal" officeooo:rsid="03df8143" style:font-weight-asian="normal" style:font-weight-complex="normal"/>
    </style:style>
    <style:style style:name="T168" style:family="text">
      <style:text-properties fo:font-weight="normal" officeooo:rsid="03e56941" style:font-weight-asian="normal" style:font-weight-complex="normal"/>
    </style:style>
    <style:style style:name="T169" style:family="text">
      <style:text-properties fo:font-weight="normal" officeooo:rsid="03e8baa0" style:font-weight-asian="normal" style:font-weight-complex="normal"/>
    </style:style>
    <style:style style:name="T170" style:family="text">
      <style:text-properties fo:font-weight="normal" officeooo:rsid="03eab28d" style:font-weight-asian="normal" style:font-weight-complex="normal"/>
    </style:style>
    <style:style style:name="T171" style:family="text">
      <style:text-properties fo:font-weight="normal" officeooo:rsid="03eb4e66" style:font-weight-asian="normal" style:font-weight-complex="normal"/>
    </style:style>
    <style:style style:name="T172" style:family="text">
      <style:text-properties fo:font-weight="normal" officeooo:rsid="03edf715" style:font-weight-asian="normal" style:font-weight-complex="normal"/>
    </style:style>
    <style:style style:name="T173" style:family="text">
      <style:text-properties fo:font-weight="normal" officeooo:rsid="03ee159e" style:font-weight-asian="normal" style:font-weight-complex="normal"/>
    </style:style>
    <style:style style:name="T174" style:family="text">
      <style:text-properties fo:font-weight="normal" officeooo:rsid="03f1f6cc" style:font-weight-asian="normal" style:font-weight-complex="normal"/>
    </style:style>
    <style:style style:name="T175" style:family="text">
      <style:text-properties fo:font-weight="normal" officeooo:rsid="03f41468" style:font-weight-asian="normal" style:font-weight-complex="normal"/>
    </style:style>
    <style:style style:name="T176" style:family="text">
      <style:text-properties fo:font-weight="normal" officeooo:rsid="03f86f05" style:font-weight-asian="normal" style:font-weight-complex="normal"/>
    </style:style>
    <style:style style:name="T177" style:family="text">
      <style:text-properties fo:font-weight="normal" officeooo:rsid="04021f1f" style:font-weight-asian="normal" style:font-weight-complex="normal"/>
    </style:style>
    <style:style style:name="T178" style:family="text">
      <style:text-properties fo:font-weight="normal" officeooo:rsid="040384f8" style:font-weight-asian="normal" style:font-weight-complex="normal"/>
    </style:style>
    <style:style style:name="T179" style:family="text">
      <style:text-properties fo:font-weight="normal" officeooo:rsid="040bb228" style:font-weight-asian="normal" style:font-weight-complex="normal"/>
    </style:style>
    <style:style style:name="T180" style:family="text">
      <style:text-properties fo:font-weight="normal" officeooo:rsid="041d34d1" style:font-weight-asian="normal" style:font-weight-complex="normal"/>
    </style:style>
    <style:style style:name="T181" style:family="text">
      <style:text-properties fo:font-weight="normal" officeooo:rsid="04261bf5" style:font-weight-asian="normal" style:font-weight-complex="normal"/>
    </style:style>
    <style:style style:name="T182" style:family="text">
      <style:text-properties fo:font-weight="normal" officeooo:rsid="042bd03f" style:font-weight-asian="normal" style:font-weight-complex="normal"/>
    </style:style>
    <style:style style:name="T183" style:family="text">
      <style:text-properties fo:font-weight="normal" officeooo:rsid="00eb577a" style:font-weight-asian="normal" style:font-weight-complex="normal"/>
    </style:style>
    <style:style style:name="T184" style:family="text">
      <style:text-properties fo:font-weight="normal" officeooo:rsid="0445c72e" style:font-weight-asian="normal" style:font-weight-complex="normal"/>
    </style:style>
    <style:style style:name="T185" style:family="text">
      <style:text-properties fo:font-weight="normal" officeooo:rsid="04473d8a" style:font-weight-asian="normal" style:font-weight-complex="normal"/>
    </style:style>
    <style:style style:name="T186" style:family="text">
      <style:text-properties fo:font-weight="normal" officeooo:rsid="0457b2f0" style:font-weight-asian="normal" style:font-weight-complex="normal"/>
    </style:style>
    <style:style style:name="T187" style:family="text">
      <style:text-properties fo:font-weight="normal" officeooo:rsid="0459a096" style:font-weight-asian="normal" style:font-weight-complex="normal"/>
    </style:style>
    <style:style style:name="T188" style:family="text">
      <style:text-properties fo:font-weight="normal" officeooo:rsid="0384b5ec" style:language-asian="zh" style:country-asian="CN" style:font-weight-asian="normal" style:language-complex="hi" style:country-complex="IN" style:font-weight-complex="normal"/>
    </style:style>
    <style:style style:name="T189" style:family="text">
      <style:text-properties fo:font-weight="normal" officeooo:rsid="038ef0d8" style:language-asian="zh" style:country-asian="CN" style:font-weight-asian="normal" style:language-complex="hi" style:country-complex="IN" style:font-weight-complex="normal"/>
    </style:style>
    <style:style style:name="T190" style:family="text">
      <style:text-properties fo:font-weight="normal" officeooo:rsid="044c7f22" style:language-asian="zh" style:country-asian="CN" style:font-weight-asian="normal" style:language-complex="hi" style:country-complex="IN" style:font-weight-complex="normal"/>
    </style:style>
    <style:style style:name="T191" style:family="text">
      <style:text-properties officeooo:rsid="036a6561"/>
    </style:style>
    <style:style style:name="T192" style:family="text">
      <style:text-properties officeooo:rsid="036dadea"/>
    </style:style>
    <style:style style:name="T193" style:family="text">
      <style:text-properties officeooo:rsid="0372fad1"/>
    </style:style>
    <style:style style:name="T194" style:family="text">
      <style:text-properties officeooo:rsid="0374333e"/>
    </style:style>
    <style:style style:name="T195" style:family="text">
      <style:text-properties officeooo:rsid="03781af1"/>
    </style:style>
    <style:style style:name="T196" style:family="text">
      <style:text-properties officeooo:rsid="037b7ba2"/>
    </style:style>
    <style:style style:name="T197" style:family="text">
      <style:text-properties officeooo:rsid="037e62c7"/>
    </style:style>
    <style:style style:name="T198" style:family="text">
      <style:text-properties officeooo:rsid="037eb789"/>
    </style:style>
    <style:style style:name="T199" style:family="text">
      <style:text-properties officeooo:rsid="038020f2"/>
    </style:style>
    <style:style style:name="T200" style:family="text">
      <style:text-properties officeooo:rsid="0382ac56"/>
    </style:style>
    <style:style style:name="T201" style:family="text">
      <style:text-properties officeooo:rsid="0384b5ec"/>
    </style:style>
    <style:style style:name="T202" style:family="text">
      <style:text-properties officeooo:rsid="0386e0cd"/>
    </style:style>
    <style:style style:name="T203" style:family="text">
      <style:text-properties officeooo:rsid="038b39c0"/>
    </style:style>
    <style:style style:name="T204" style:family="text">
      <style:text-properties officeooo:rsid="03904348"/>
    </style:style>
    <style:style style:name="T205" style:family="text">
      <style:text-properties officeooo:rsid="0392b327"/>
    </style:style>
    <style:style style:name="T206" style:family="text">
      <style:text-properties officeooo:rsid="039847e3"/>
    </style:style>
    <style:style style:name="T207" style:family="text">
      <style:text-properties officeooo:rsid="0398b873"/>
    </style:style>
    <style:style style:name="T208" style:family="text">
      <style:text-properties officeooo:rsid="03a3cffa"/>
    </style:style>
    <style:style style:name="T209" style:family="text">
      <style:text-properties officeooo:rsid="03ab2e92"/>
    </style:style>
    <style:style style:name="T210" style:family="text">
      <style:text-properties officeooo:rsid="03aeeb9f"/>
    </style:style>
    <style:style style:name="T211" style:family="text">
      <style:text-properties officeooo:rsid="03b3207d"/>
    </style:style>
    <style:style style:name="T212" style:family="text">
      <style:text-properties officeooo:rsid="03b6c320"/>
    </style:style>
    <style:style style:name="T213" style:family="text">
      <style:text-properties officeooo:rsid="03b8148d"/>
    </style:style>
    <style:style style:name="T214" style:family="text">
      <style:text-properties officeooo:rsid="03ba5518"/>
    </style:style>
    <style:style style:name="T215" style:family="text">
      <style:text-properties officeooo:rsid="03bf8caa"/>
    </style:style>
    <style:style style:name="T216" style:family="text">
      <style:text-properties officeooo:rsid="03c0fa53"/>
    </style:style>
    <style:style style:name="T217" style:family="text">
      <style:text-properties fo:font-style="italic" style:font-style-asian="italic" style:font-style-complex="italic"/>
    </style:style>
    <style:style style:name="T218" style:family="text">
      <style:text-properties fo:font-style="italic" officeooo:rsid="03d5cae2" style:font-style-asian="italic" style:font-style-complex="italic"/>
    </style:style>
    <style:style style:name="T219" style:family="text">
      <style:text-properties fo:font-style="italic" officeooo:rsid="0453d878" style:font-style-asian="italic" style:font-style-complex="italic"/>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fo:font-style="italic" fo:font-weight="normal" officeooo:rsid="0453d878" style:font-style-asian="italic" style:font-weight-asian="normal" style:font-style-complex="italic" style:font-weight-complex="normal"/>
    </style:style>
    <style:style style:name="T222" style:family="text">
      <style:text-properties fo:font-style="italic" fo:font-weight="normal" officeooo:rsid="0454f736" style:font-style-asian="italic" style:font-weight-asian="normal" style:font-style-complex="italic" style:font-weight-complex="normal"/>
    </style:style>
    <style:style style:name="T223" style:family="text">
      <style:text-properties fo:font-style="italic" fo:font-weight="normal" officeooo:rsid="0457b2f0" style:font-style-asian="italic" style:font-weight-asian="normal" style:font-style-complex="italic" style:font-weight-complex="normal"/>
    </style:style>
    <style:style style:name="T224" style:family="text">
      <style:text-properties fo:font-style="italic" fo:font-weight="normal" officeooo:rsid="0459a096" style:font-style-asian="italic" style:font-weight-asian="normal" style:font-style-complex="italic" style:font-weight-complex="normal"/>
    </style:style>
    <style:style style:name="T225" style:family="text">
      <style:text-properties officeooo:rsid="03cf311e"/>
    </style:style>
    <style:style style:name="T226" style:family="text">
      <style:text-properties officeooo:rsid="03d122ef"/>
    </style:style>
    <style:style style:name="T227" style:family="text">
      <style:text-properties officeooo:rsid="03d278d2"/>
    </style:style>
    <style:style style:name="T228" style:family="text">
      <style:text-properties officeooo:rsid="03d42c0b"/>
    </style:style>
    <style:style style:name="T229" style:family="text">
      <style:text-properties officeooo:rsid="03d53099"/>
    </style:style>
    <style:style style:name="T230" style:family="text">
      <style:text-properties officeooo:rsid="03d5cae2"/>
    </style:style>
    <style:style style:name="T231" style:family="text">
      <style:text-properties fo:font-style="normal" style:font-style-asian="normal" style:font-style-complex="normal"/>
    </style:style>
    <style:style style:name="T232" style:family="text">
      <style:text-properties fo:font-style="normal" officeooo:rsid="03d5cae2" style:font-style-asian="normal" style:font-style-complex="normal"/>
    </style:style>
    <style:style style:name="T233" style:family="text">
      <style:text-properties fo:font-style="normal" officeooo:rsid="03d61267" style:font-style-asian="normal" style:font-style-complex="normal"/>
    </style:style>
    <style:style style:name="T234" style:family="text">
      <style:text-properties fo:font-style="normal" officeooo:rsid="03d122ef" style:font-style-asian="normal" style:font-style-complex="normal"/>
    </style:style>
    <style:style style:name="T235" style:family="text">
      <style:text-properties fo:font-style="normal" officeooo:rsid="041bc2c6" style:font-style-asian="normal" style:font-style-complex="normal"/>
    </style:style>
    <style:style style:name="T236" style:family="text">
      <style:text-properties fo:font-style="normal" officeooo:rsid="041c90f8" style:font-style-asian="normal" style:font-style-complex="normal"/>
    </style:style>
    <style:style style:name="T237" style:family="text">
      <style:text-properties fo:font-style="normal" officeooo:rsid="0453d878" style:font-style-asian="normal" style:font-style-complex="normal"/>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0453d878" style:font-style-asian="normal" style:font-weight-asian="normal" style:font-style-complex="normal" style:font-weight-complex="normal"/>
    </style:style>
    <style:style style:name="T240" style:family="text">
      <style:text-properties fo:font-style="normal" fo:font-weight="normal" officeooo:rsid="0454f736" style:font-style-asian="normal" style:font-weight-asian="normal" style:font-style-complex="normal" style:font-weight-complex="normal"/>
    </style:style>
    <style:style style:name="T241" style:family="text">
      <style:text-properties fo:font-style="normal" fo:font-weight="normal" officeooo:rsid="0456adc2" style:font-style-asian="normal" style:font-weight-asian="normal" style:font-style-complex="normal" style:font-weight-complex="normal"/>
    </style:style>
    <style:style style:name="T242" style:family="text">
      <style:text-properties fo:font-style="normal" fo:font-weight="normal" officeooo:rsid="0457b2f0" style:font-style-asian="normal" style:font-weight-asian="normal" style:font-style-complex="normal" style:font-weight-complex="normal"/>
    </style:style>
    <style:style style:name="T243" style:family="text">
      <style:text-properties fo:font-style="normal" fo:font-weight="normal" officeooo:rsid="0459a096" style:font-style-asian="normal" style:font-weight-asian="normal" style:font-style-complex="normal" style:font-weight-complex="normal"/>
    </style:style>
    <style:style style:name="T244" style:family="text">
      <style:text-properties fo:font-style="normal" fo:font-weight="normal" officeooo:rsid="0470952c" style:font-style-asian="normal" style:font-weight-asian="normal" style:font-style-complex="normal" style:font-weight-complex="normal"/>
    </style:style>
    <style:style style:name="T245" style:family="text">
      <style:text-properties officeooo:rsid="03d61a92"/>
    </style:style>
    <style:style style:name="T246" style:family="text">
      <style:text-properties officeooo:rsid="03d6b1b7"/>
    </style:style>
    <style:style style:name="T247" style:family="text">
      <style:text-properties officeooo:rsid="03dd5836"/>
    </style:style>
    <style:style style:name="T248" style:family="text">
      <style:text-properties officeooo:rsid="03dea6f2"/>
    </style:style>
    <style:style style:name="T249" style:family="text">
      <style:text-properties officeooo:rsid="03eb4e66"/>
    </style:style>
    <style:style style:name="T250" style:family="text">
      <style:text-properties officeooo:rsid="03f6f894"/>
    </style:style>
    <style:style style:name="T251" style:family="text">
      <style:text-properties officeooo:rsid="03f830d0"/>
    </style:style>
    <style:style style:name="T252" style:family="text">
      <style:text-properties officeooo:rsid="04050e90"/>
    </style:style>
    <style:style style:name="T253" style:family="text">
      <style:text-properties officeooo:rsid="040cfbd7"/>
    </style:style>
    <style:style style:name="T254" style:family="text">
      <style:text-properties officeooo:rsid="04143812"/>
    </style:style>
    <style:style style:name="T255" style:family="text">
      <style:text-properties officeooo:rsid="041670f0"/>
    </style:style>
    <style:style style:name="T256" style:family="text">
      <style:text-properties officeooo:rsid="0142c50a"/>
    </style:style>
    <style:style style:name="T257" style:family="text">
      <style:text-properties officeooo:rsid="04232152"/>
    </style:style>
    <style:style style:name="T258" style:family="text">
      <style:text-properties officeooo:rsid="04233fd3"/>
    </style:style>
    <style:style style:name="T259" style:family="text">
      <style:text-properties officeooo:rsid="0428e77c"/>
    </style:style>
    <style:style style:name="T260" style:family="text">
      <style:text-properties officeooo:rsid="042a813c"/>
    </style:style>
    <style:style style:name="T261" style:family="text">
      <style:text-properties officeooo:rsid="042cfa3c"/>
    </style:style>
    <style:style style:name="T262" style:family="text">
      <style:text-properties officeooo:rsid="042e4fce"/>
    </style:style>
    <style:style style:name="T263" style:family="text">
      <style:text-properties officeooo:rsid="04327053"/>
    </style:style>
    <style:style style:name="T264" style:family="text">
      <style:text-properties officeooo:rsid="04344a58"/>
    </style:style>
    <style:style style:name="T265" style:family="text">
      <style:text-properties officeooo:rsid="00eb577a"/>
    </style:style>
    <style:style style:name="T266" style:family="text">
      <style:text-properties officeooo:rsid="044111a1"/>
    </style:style>
    <style:style style:name="T267" style:family="text">
      <style:text-properties officeooo:rsid="044460d2"/>
    </style:style>
    <style:style style:name="T268" style:family="text">
      <style:text-properties officeooo:rsid="04473d8a"/>
    </style:style>
    <style:style style:name="T269" style:family="text">
      <style:text-properties officeooo:rsid="01e77945"/>
    </style:style>
    <style:style style:name="T270" style:family="text">
      <style:text-properties officeooo:rsid="0453d878"/>
    </style:style>
    <style:style style:name="T271" style:family="text">
      <style:text-properties officeooo:rsid="045f324a"/>
    </style:style>
    <style:style style:name="T272" style:family="text">
      <style:text-properties officeooo:rsid="0461943c"/>
    </style:style>
    <style:style style:name="T273" style:family="text">
      <style:text-properties officeooo:rsid="04637842"/>
    </style:style>
    <style:style style:name="T274" style:family="text">
      <style:text-properties fo:language="en" fo:country="none" style:language-asian="zh" style:country-asian="CN" style:language-complex="hi" style:country-complex="IN"/>
    </style:style>
    <style:style style:name="T275" style:family="text">
      <style:text-properties fo:language="en" fo:country="none" officeooo:rsid="048a3ac2" style:language-asian="zh" style:country-asian="CN" style:language-complex="hi" style:country-complex="IN"/>
    </style:style>
    <style:style style:name="T276" style:family="text">
      <style:text-properties officeooo:rsid="0469728f"/>
    </style:style>
    <style:style style:name="T277" style:family="text">
      <style:text-properties officeooo:rsid="046c9abe"/>
    </style:style>
    <style:style style:name="T278" style:family="text">
      <style:text-properties officeooo:rsid="04735f59"/>
    </style:style>
    <style:style style:name="T279" style:family="text">
      <style:text-properties officeooo:rsid="0474e1cd"/>
    </style:style>
    <style:style style:name="T280" style:family="text">
      <style:text-properties officeooo:rsid="0477a6c8"/>
    </style:style>
    <style:style style:name="T281" style:family="text">
      <style:text-properties officeooo:rsid="04787db9"/>
    </style:style>
    <style:style style:name="T282" style:family="text">
      <style:text-properties officeooo:rsid="047b371d"/>
    </style:style>
    <style:style style:name="T283" style:family="text">
      <style:text-properties officeooo:rsid="047ce65c"/>
    </style:style>
    <style:style style:name="T284" style:family="text">
      <style:text-properties officeooo:rsid="047eb831"/>
    </style:style>
    <style:style style:name="T285" style:family="text">
      <style:text-properties officeooo:rsid="0480ff49"/>
    </style:style>
    <style:style style:name="T286" style:family="text">
      <style:text-properties fo:font-variant="small-caps" fo:color="#111111" loext:opacity="100%" style:text-outline="false" style:font-name="Mercury Text G2 Semibold" fo:font-size="14pt" fo:font-style="normal" fo:text-shadow="none" fo:font-weight="normal" officeooo:rsid="0482d67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287" style:family="text">
      <style:text-properties fo:font-variant="small-caps" fo:color="#1c1c1c" loext:opacity="100%" style:text-outline="false" style:font-name="Envision Roman1" fo:font-size="22pt" fo:language="en" fo:country="none" fo:text-shadow="1pt 1pt" officeooo:rsid="048a3ac2" style:letter-kerning="false" style:font-name-asian="Modern Antiqua1" style:font-size-asian="20pt" style:language-asian="zh" style:country-asian="CN" style:font-name-complex="Modern Antiqua1" style:font-size-complex="20pt" style:language-complex="hi" style:country-complex="IN"/>
    </style:style>
    <style:style style:name="T288" style:family="text">
      <style:text-properties fo:font-variant="small-caps" fo:color="#1c1c1c" loext:opacity="100%" style:text-outline="false" style:font-name="Envision Roman1" fo:font-size="22pt" fo:language="en" fo:country="none" fo:text-shadow="1pt 1pt" officeooo:rsid="048b24de" style:letter-kerning="false" style:font-name-asian="Modern Antiqua1" style:font-size-asian="20pt" style:language-asian="zh" style:country-asian="CN" style:font-name-complex="Modern Antiqua1" style:font-size-complex="20pt" style:language-complex="hi" style:country-complex="IN"/>
    </style:style>
    <style:style style:name="T289" style:family="text">
      <style:text-properties fo:font-variant="small-caps" fo:color="#1c1c1c" loext:opacity="100%" style:text-outline="false" style:font-name="Envision Roman1" fo:font-size="22pt" fo:language="en" fo:country="none" fo:text-shadow="1pt 1pt" officeooo:rsid="048b7303" style:letter-kerning="false" style:font-name-asian="Modern Antiqua1" style:font-size-asian="20pt" style:language-asian="zh" style:country-asian="CN" style:font-name-complex="Modern Antiqua1" style:font-size-complex="20pt" style:language-complex="hi" style:country-complex="IN"/>
    </style:style>
    <style:style style:name="T290" style:family="text">
      <style:text-properties officeooo:rsid="04838ce1"/>
    </style:style>
    <style:style style:name="T291" style:family="text">
      <style:text-properties officeooo:rsid="04858256"/>
    </style:style>
    <style:style style:name="T292" style:family="text">
      <style:text-properties officeooo:rsid="0485870e"/>
    </style:style>
    <style:style style:name="T293" style:family="text">
      <style:text-properties officeooo:rsid="04882453"/>
    </style:style>
    <style:style style:name="T294" style:family="text">
      <style:text-properties officeooo:rsid="0489f396"/>
    </style:style>
    <style:style style:name="T295" style:family="text">
      <style:text-properties officeooo:rsid="038c1736"/>
    </style:style>
    <style:style style:name="T296" style:family="text">
      <style:text-properties officeooo:rsid="048b7303"/>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28">Charms are the natural expression of a character’s essence, a specific and trained way for their internal power to be expressed upon the world.</text:p>
        <text:p text:style-name="P78">Typically, a character does not know they are using a specific charm: it is simply an instinctual channeling of essence to produce the desired effect.</text:p>
        <text:p text:style-name="P79">Charms available to all Exalts, such as the Ability Charms will manifest uniquely based on their exaltation. <text:s/>A Lunar might borrow the eyes of a falcon to see further, while an Air Dragonblood would create a focal lens out of the air—but they both would spend the same number of motes and end up with the same perception advantage. <text:span text:style-name="T139">The Player should be encouraged to take their own unique spin on the Charm.</text:span></text:p>
        <text:p text:style-name="P79">Don’t be afraid to take your own unique spin on describing a charm’s powers!</text:p>
        <text:h text:style-name="Heading_20_2" text:outline-level="2">System Presentation</text:h>
        <text:p text:style-name="P13">Charms, and other powers, will have a header <text:span text:style-name="T192">designating quick information. </text:span></text:p>
        <text:p text:style-name="P14"><text:span text:style-name="T46">Type:</text:span> <text:span text:style-name="T141">Reflexive; Scene<text:line-break/></text:span><text:span text:style-name="T46">Cost: </text:span><text:span text:style-name="T141">1m</text:span></text:p>
        <text:h text:style-name="Heading_20_3" text:outline-level="3">Type</text:h>
        <text:p text:style-name="P13"><text:span text:style-name="T141">The </text:span><text:span text:style-name="T46">Type</text:span><text:span text:style-name="T141"> will designate the rules for how it can be activated, and how long the power will last, </text:span><text:span text:style-name="T144">as follows:</text:span></text:p>
        <text:p text:style-name="P15"><text:span text:style-name="T46">Type: </text:span><text:span text:style-name="T141">(Activation); (Duration)</text:span></text:p>
        <text:p text:style-name="P16">Activation Types:</text:p>
        <text:list xml:id="list2123435097" text:style-name="Exalt_20_Dot">
          <text:list-item>
            <text:p text:style-name="P109"><text:span text:style-name="T82">Simple</text:span><text:span text:style-name="T46">. </text:span>Consumes an <text:span text:style-name="T191">entire A</text:span>ction<text:span text:style-name="T140">.</text:span></text:p>
          </text:list-item>
          <text:list-item>
            <text:p text:style-name="P109"><text:span text:style-name="T46">Supplemental. </text:span><text:span text:style-name="T142">Does not consume an action, but can only be activated on a character’s turn. Often, the text of the charm will describe some additional restriction—for example supplementing a Strike action.</text:span></text:p>
          </text:list-item>
          <text:list-item>
            <text:p text:style-name="P110"><text:span text:style-name="T46">Reflexive. <text:s/></text:span><text:span text:style-name="T143">Does not consume an action, and can be used outside of the normal turn order. Often will have specific conditions that need to be met to be used, such as “in response to being attacked.”</text:span></text:p>
          </text:list-item>
          <text:list-item>
            <text:p text:style-name="P111"><text:span text:style-name="T46">Permanent. </text:span><text:span text:style-name="T141">Once purchased, this power is always active.</text:span></text:p>
          </text:list-item>
          <text:list-item>
            <text:p text:style-name="P112">Ritual.<text:span text:style-name="T141"> Requires a specific set of conditions to be performed, and will often take longer than a single action to activate. </text:span></text:p>
          </text:list-item>
        </text:list>
        <text:p text:style-name="P82">The duration then specifies how long the power will naturally be active for. This ranges from the remainder of the <text:span text:style-name="T46">Scene</text:span><text:span text:style-name="T141">, to days, to even stranger conditions. If a duration is not specified, the duration is </text:span><text:span text:style-name="T46">Instant</text:span><text:span text:style-name="T141">, meaning that it immediately activates and then dissipates.</text:span></text:p>
        <text:p text:style-name="P83"><text:span text:style-name="T141">Exalts may always prematurely terminate their Powers early</text:span><text:span text:style-name="T145">, if so desired.</text:span></text:p>
        <table:table table:name="Table2" table:style-name="Table2">
          <table:table-column table:style-name="Table2.A"/>
          <table:table-row table:style-name="Table2.1">
            <table:table-cell table:style-name="Table2.A1" office:value-type="string">
              <text:p text:style-name="P85">Resolving Timing Conflicts</text:p>
              <text:p text:style-name="P84">If there is ever a timing conflict, such as with two Reflexive Charms going off at once, the resolution goes according to the defender’s choice.</text:p>
              <text:p text:style-name="P84">If that is still unclear, there should be a contested roll using the relevant Finesse Attribute: Dexterity, Insight, or <text:span text:style-name="T43">Wits</text:span>.</text:p>
            </table:table-cell>
          </table:table-row>
        </table:table>
        <text:h text:style-name="Heading_20_3" text:outline-level="3">Cost</text:h>
        <text:p text:style-name="P86"><text:span text:style-name="T193">The cost of charms is almost always designated in terms of </text:span><text:span text:style-name="T48">Motes (m) </text:span><text:span text:style-name="T145">or </text:span><text:span text:style-name="T48">Anima</text:span><text:span text:style-name="T145"> </text:span><text:span text:style-name="T48">(a)</text:span><text:span text:style-name="T145">. <text:s/>The character must remove the designated number of motes or anima from their sheet to activate the power. The motes or anima then must be regained through their natural means.</text:span></text:p>
        <text:h text:style-name="Heading_20_3" text:outline-level="3">Prerequisite</text:h>
        <text:p text:style-name="P91"><text:span text:style-name="T206">Occasionally, a charm will require </text:span><text:span text:style-name="T207">a prerequisite before being purchased, such as a different charm, or dots of a particular ability.</text:span><text:span text:style-name="T139"> </text:span><text:s/></text:p>
        <text:h text:style-name="Heading_20_2" text:outline-level="2">The Minor Charm</text:h>
        <text:p text:style-name="P80">The Powers of the Exalted are not restricted to life-changing, magnificent events. <text:span text:style-name="T276">Sometimes they just desire to Show Off.</text:span></text:p>
        <text:p text:style-name="P81"><text:span text:style-name="T85">Spend 1 mote and perform an action that is has a most a minor utility effect which appropriately themed to your character. </text:span><text:span text:style-name="T112">Much like a Stunt: so long as it is cool and appropriate, it is allowed.</text:span></text:p>
        <text:p text:style-name="P21">For example, you may use a burning Anima as a light source, shoot sparks into the air to the delight of onlookers, or purify your clothes of accumulated grime. <text:s/>A Fire Dragonblooded could light all candles in a room, punctuating a dramatic entrance.</text:p>
        <text:h text:style-name="Heading_20_2" text:outline-level="2">Greater and Capstone</text:h>
        <text:p text:style-name="P87"><text:span text:style-name="T194">Some </text:span><text:span text:style-name="T87">Powers</text:span><text:span text:style-name="T194"> are designated as </text:span><text:span text:style-name="T47">Greater</text:span><text:span text:style-name="T146"> or </text:span><text:span text:style-name="T47">Capstone</text:span><text:span text:style-name="T146"> Powers. These powers</text:span> require extra skill and precision to use, and so <text:span text:style-name="T194">cannot be learned until</text:span><text:span text:style-name="T47"> Essence 3</text:span><text:span text:style-name="T146"> or</text:span><text:span text:style-name="T47"> 5</text:span><text:span text:style-name="T146">, respectively. <text:s/></text:span><text:span text:style-name="T147">Normal charms are sometimes called </text:span><text:span text:style-name="T49">Lesser</text:span><text:span text:style-name="T147"> Charms, to help differentiate between the tiers.</text:span></text:p>
        <text:p text:style-name="P87"><text:span text:style-name="T146">There are very few Greater or Capstone Universal </text:span><text:span text:style-name="T120">Charms</text:span><text:span text:style-name="T146">—these almost always the domain of Exaltation specific areas.</text:span></text:p>
        <text:h text:style-name="P159" text:outline-level="3">Upgrade</text:h>
        <text:p text:style-name="P27">Most charms can only be purchased once, and at a set power level. However, t<text:span text:style-name="T194">here </text:span>are some Charms and Powers that may have their power increased through an upgrade—increasing a Lesser Charm to a Greater Charm, and so on. <text:s/>Only the XP difference must be paid, and the Exalt retains all lesser benefits when they do so.</text:p>
        <table:table table:name="Table1" table:style-name="Table1">
          <table:table-column table:style-name="Table1.A"/>
          <text:soft-page-break/>
          <table:table-row table:style-name="Table1.1">
            <table:table-cell table:style-name="Table1.A1" office:value-type="string">
              <text:p text:style-name="P75">Unstoppable Force, Immovable <text:span text:style-name="T269">Object</text:span></text:p>
              <text:p text:style-name="P74"><text:span text:style-name="T270">As the player enters into the </text:span><text:span text:style-name="T219">Capstone</text:span><text:span text:style-name="T237"> level of play, they will start to gain some extremely powerful Charms that simply declare that </text:span><text:span text:style-name="T219">something happens</text:span><text:span text:style-name="T237">. This</text:span><text:span text:style-name="T239"> can run aground of other effects of equal power that may something </text:span><text:span text:style-name="T221">different happens.</text:span><text:span text:style-name="T239"> <text:s text:c="4"/></text:span><text:span text:style-name="T240">The classic situation is a Power declares that it </text:span><text:span text:style-name="T222">hits</text:span><text:span text:style-name="T240"> another, while another Power declares that they </text:span><text:span text:style-name="T222">are not hit</text:span><text:span text:style-name="T240">.</text:span></text:p>
              <text:p text:style-name="P73"><text:span text:style-name="T238">Whenever a situation like this occurs, the two side should immediately perform a relevant </text:span><text:span text:style-name="T220">Contested Roll</text:span><text:span text:style-name="T238"> (e.g. Accuracy vs. Defense) to see which Power overwhelms the other.</text:span></text:p>
              <text:p text:style-name="P73"><text:span text:style-name="T240">As consolation, the losing side regains half of the motes/anima spent to activate it (rounded up), </text:span><text:span text:style-name="T241">and does not “use up” the Power if it is limited use—such as once per Scene.</text:span></text:p>
            </table:table-cell>
          </table:table-row>
        </table:table>
        <text:h text:style-name="Heading_20_2" text:outline-level="2">Custom Charms</text:h>
        <text:p text:style-name="P72"><text:span text:style-name="T141">Making and using Custom charms (or other powers) is completely encouraged. </text:span><text:span text:style-name="T148">Creating a charm follows much the same rule as a </text:span><text:a xlink:type="simple" xlink:href="#Strife" text:style-name="Internet_20_link" text:visited-style-name="Visited_20_Internet_20_Link">Strife</text:a><text:span text:style-name="T148">: “Is this cool?” and “Does it enhance the story to have?”</text:span></text:p>
        <text:h text:style-name="P191" text:outline-level="3">Judging Level</text:h>
        <text:list xml:id="list84831061100308" text:continue-numbering="true" text:style-name="Exalt_20_Dot">
          <text:list-item>
            <text:p text:style-name="P113">Lesser<text:span text:style-name="T141"> means this will be a standard power for an Exalt—something they would have with little training or experience. Remember that Exalted is a high-powered system: simple tricks are something you can do with a roll, and don’t require a dedicated charm!</text:span></text:p>
            <text:p text:style-name="P114">These typically cost 1-2 motes to activate.</text:p>
          </text:list-item>
          <text:list-item>
            <text:p text:style-name="P113">Greater<text:span text:style-name="T141"> powers will be those that fundamentally </text:span><text:span text:style-name="T220">changes</text:span><text:span text:style-name="T141"> how your character plays and interacts with the world, and are only available after concentrated study and enlightenment. </text:span><text:span text:style-name="T187">Greater Powers represent someone who is a </text:span><text:span text:style-name="T224">master</text:span><text:span text:style-name="T243"> at what they do.</text:span></text:p>
            <text:p text:style-name="P113"><text:span text:style-name="T141">These typically cost 2-3 motes, or 1-</text:span><text:span text:style-name="T182">3</text:span><text:span text:style-name="T141"> anima.</text:span></text:p>
          </text:list-item>
          <text:list-item>
            <text:p text:style-name="P113">Capstone<text:span text:style-name="T141"> powers are those whose presence and use will utterly warp the narrative around them, reserved for only the highest and most powerful of Exalts. </text:span><text:span text:style-name="T186">Capstone Powers are reserved for Exalts of </text:span><text:span text:style-name="T223">Legend</text:span><text:span text:style-name="T242">, which is why Solars with their Supernal Force are so terrifying.</text:span></text:p>
            <text:p text:style-name="P114">These typically cost 3-6 anima.</text:p>
            <text:p text:style-name="P114"/>
          </text:list-item>
        </text:list>
      </text:section>
      <text:p text:style-name="Standard"/>
      <text:h text:style-name="P77" text:outline-level="1"><text:span text:style-name="T287">Martial </text:span><text:span text:style-name="T288">Ability</text:span> Charms</text:h>
      <text:section text:style-name="Sect2" text:name="Section1">
        <text:h text:style-name="P148" text:outline-level="2">Archery</text:h>
        <text:h text:style-name="Heading_20_3" text:outline-level="3">Arrow Storm Technique</text:h>
        <text:p text:style-name="P30"><text:span text:style-name="T46">Type:</text:span> <text:span text:style-name="T43">Simple</text:span><text:line-break/><text:span text:style-name="T46">Cost: </text:span>2<text:span text:style-name="T43">m</text:span></text:p>
        <text:p text:style-name="P30">The sky becomes filled with a barrage of arrows, blotting out the celestial bodies with their mass before they come crashing down into their foes.</text:p>
        <text:p text:style-name="P30">The Exalt makes an Archery Strike against <text:span text:style-name="T108">up to (Archery)</text:span> foes within an <text:span text:style-name="T217">adjacent</text:span> Zone. All creatures with a Defense less than the attack take <text:span text:style-name="T294">half</text:span><text:span text:style-name="T262"> of the normally calculated damage.</text:span></text:p>
        <text:h text:style-name="Heading_20_3" text:outline-level="3">Dragonfly Finds Mate</text:h>
        <text:p text:style-name="P30"><text:span text:style-name="T8">Type: </text:span><text:span text:style-name="T2">Permanent</text:span></text:p>
        <text:p text:style-name="P30">The arrow flies t<text:span text:style-name="T43">rue and with purpose, deflecting</text:span> any incoming projectiles before they have a chance to hit their intended target.</text:p>
        <text:p text:style-name="P30">Against any ranged attack, you may <text:span text:style-name="T279">gain a Third</text:span> Defense <text:span text:style-name="T279">of</text:span> (Dexterity + Archery)/2. This may be used to Defend Others across Zones equal to your weapon’s Range.</text:p>
        <text:h text:style-name="Heading_20_3" text:outline-level="3">Inescapable Judgment</text:h>
        <text:p text:style-name="P3"><text:span text:style-name="T46">Type: </text:span>Supplemental<text:line-break/><text:span text:style-name="T46">Cost:</text:span> 1m</text:p>
        <text:p text:style-name="P3">The Exalt locks their senses onto their target, imbuing Flows of Essence into their bolt to protect its inevitable journey.</text:p>
        <text:p text:style-name="P30">No Disadvantages from environmental effects, such as visual conditions of darkness, smoke, or environmental effects such as high winds will harm the path of the projectile. Cover and line of sight still apply.</text:p>
        <text:h text:style-name="Heading_20_3" text:outline-level="3">Splitting the Arrow</text:h>
        <text:p text:style-name="P30"><text:span text:style-name="T46">Type:</text:span> Supplemental<text:line-break/><text:span text:style-name="T46">Cost: </text:span>1m</text:p>
        <text:p text:style-name="P30">The Exalt strikes with unerring accuracy and lethality, finding the smallest chink of armor and exploiting it. </text:p>
        <text:p text:style-name="P30">The Archery Strike bypasses Defense and Block, only targeting Evasion.</text:p>
        <text:h text:style-name="Heading_20_3" text:outline-level="3">Wise Arrow</text:h>
        <text:p text:style-name="P7"><text:span text:style-name="T46">Type: </text:span>Supplemental<text:line-break/><text:span text:style-name="T46">Cost: </text:span>1m</text:p>
        <text:p text:style-name="P30">With perfect control, the Exalt lets loose a bolt of a perfect arc to strike their target.</text:p>
        <text:p text:style-name="P30">So long as there is a physical path to their target, such as over barriers, through doors, or even between slits of a door, the Exalt may make a ranged attack against their foe, ignoring <text:span text:style-name="T86">any</text:span> cover.</text:p>
        <text:h text:style-name="P149" text:outline-level="2">Athletics</text:h>
        <text:h text:style-name="P192" text:outline-level="3">Feather Foot Style</text:h>
        <text:p text:style-name="P30"><text:span text:style-name="T46">Type: </text:span><text:span text:style-name="T43">Reflexive; Scene<text:line-break/></text:span><text:span text:style-name="T82">Cost: </text:span><text:span text:style-name="T43">1m</text:span></text:p>
        <text:p text:style-name="P30">The Exalt may run up walls, cross liquids, and even run across the underside of a horizontal surfaces, such as bridges or roofs, so long as they continue to run. </text:p>
        <text:h text:style-name="P192" text:outline-level="3">Flashing Anticipation</text:h>
        <text:p text:style-name="P30"><text:span text:style-name="T8">Type: </text:span><text:span text:style-name="T2">Reflexive<text:line-break/></text:span><text:span text:style-name="T13">Cost: </text:span><text:span text:style-name="T2">1m</text:span></text:p>
        <text:p text:style-name="P3">You strike before the opponent can gather their thoughts. You may interrupt the natural turn order, taking your action before a target character. However, this will limit you to 1 single action, rather than 2.</text:p>
        <text:h text:style-name="P192" text:outline-level="3">Graceful Crane Stance</text:h>
        <text:p text:style-name="P30"><text:span text:style-name="T46">Type: </text:span>Reflexive; Scene<text:line-break/><text:span text:style-name="T46">Cost:</text:span> 1m</text:p>
        <text:p text:style-name="P31">The Exalt has perfected balance, and suffers no penalties from rough or unsteady terrain. They may effortlessly walk across things far too narrow or weak to normally support them.</text:p>
        <text:h text:style-name="P192" text:outline-level="3">Lightning Speed</text:h>
        <text:p text:style-name="P30"><text:span text:style-name="T46">Type:</text:span> Supplemental<text:line-break/><text:span text:style-name="T46">Cost:</text:span> 1m</text:p>
        <text:p text:style-name="P30">The Exalt may double their running speed for a specific task, blazing off with great abandon. For races and tests of speed, the Exalt may add (Essence) successes to their roll.</text:p>
        <text:p text:style-name="P31">In combat, this allows a person to cross an additional Zone on a move action.</text:p>
        <text:h text:style-name="P192" text:outline-level="3">Reed in the Wind</text:h>
        <text:p text:style-name="P30"><text:span text:style-name="T46">Type:</text:span> <text:span text:style-name="T43">Reflexive<text:line-break/></text:span><text:span text:style-name="T82">Cost:</text:span><text:span text:style-name="T43"> (1m per </text:span><text:span text:style-name="T45">2</text:span><text:span text:style-name="T43"> Dmg.)</text:span></text:p>
        <text:p text:style-name="P30">Matching their <text:span text:style-name="T43">rhythm</text:span> to their attackers, the Exalt can minimize even the attacks that do manage to land.</text:p>
        <text:p text:style-name="P31">For every mote spent, reduce incoming damage by <text:span text:style-name="T277">2</text:span> Health.</text:p>
        <text:h text:style-name="P192" text:outline-level="3">Soaring Leap</text:h>
        <text:p text:style-name="P30"><text:span text:style-name="T46">Type: </text:span>Reflexive; Scene<text:line-break/><text:span text:style-name="T46">Cost: </text:span>1m</text:p>
        <text:p text:style-name="P30">The Exalt increases their leaping distance, allowing them to cross chasms and scale buildings. They may effortlessly leap <text:span text:style-name="T43">a single story</text:span> vertically or horizontally in one bound, and may continue to vault upwards if there is some surface firm enough for their force.</text:p>
        <text:p text:style-name="P30">In addition, Exalts do not take fall damage <text:span text:style-name="T43">from such leaps, nor from descending from all but the tallest of buildings.</text:span></text:p>
        <text:h text:style-name="P150" text:outline-level="2"><text:soft-page-break/>Brawl</text:h>
        <text:h text:style-name="P192" text:outline-level="3">Force-Delivering Blow</text:h>
        <text:p text:style-name="P30"><text:span text:style-name="T46">Type:</text:span> Supplemental<text:line-break/><text:span text:style-name="T46">Cost:</text:span> 1m</text:p>
        <text:p text:style-name="P97">On a successful Brawl hit, immediately knock the target back <text:span text:style-name="T283">up to</text:span> one Zone. <text:span text:style-name="T283">Against creatures of immense mass, such as those above an elephant, an </text:span><text:span text:style-name="T285">additional,</text:span><text:span text:style-name="T283"> </text:span><text:span text:style-name="T118">successful</text:span><text:span text:style-name="T283"> (Strength + Brawl) vs. Block </text:span><text:span text:style-name="T284">roll is required.</text:span></text:p>
        <text:h text:style-name="P192" text:outline-level="3">Knockout <text:span text:style-name="T282">Kick</text:span></text:h>
        <text:p text:style-name="P30"><text:span text:style-name="T46">Type: </text:span><text:span text:style-name="T43">Supplemental</text:span><text:line-break/><text:span text:style-name="T46">Cost: </text:span>1m</text:p>
        <text:p text:style-name="P3">If your Brawl Strike would place the character below 5 Health, the target is immediately knocked unconscious, and will remain so for several hours unless specifically roused.</text:p>
        <text:p text:style-name="P30">Outside of combat, <text:span text:style-name="T195">this may be used on foes with an (Essence) score lower than yours, and you must succeed on a Brawl vs. Block roll.</text:span></text:p>
        <text:h text:style-name="P192" text:outline-level="3">Ox-Stunning Blow</text:h>
        <text:p text:style-name="P30"><text:span text:style-name="T46">Type:</text:span> Supplemental<text:line-break/><text:span text:style-name="T46">Cost: </text:span>1m</text:p>
        <text:p text:style-name="P30">On a successful Brawl Strike or Maneuver against a target, force them to lose one of their next actions on their next turn. A target cannot have less than one action on their turn.</text:p>
        <text:h text:style-name="P192" text:outline-level="3">Sledgehammer Strike</text:h>
        <text:p text:style-name="P30"><text:span text:style-name="T46">Type:</text:span> Supplemental<text:line-break/><text:span text:style-name="T46">Cost: </text:span>1m</text:p>
        <text:p text:style-name="P30">The fists of the Exalt can tear down even the most stubborn of structures.</text:p>
        <text:p text:style-name="P30"><text:span text:style-name="T2">On Feats of Strength,</text:span><text:span text:style-name="T1"> such as breaking through walls or destroying scenery, add (Essence)x2 dice. The Exalt is </text:span><text:span text:style-name="T2">even</text:span><text:span text:style-name="T1"> able to damage walls made of magical materials, though must roll to do so. </text:span><text:span text:style-name="T2">Additionally, a </text:span><text:span text:style-name="T1">Strike against animate beings (such as Earth elementals and golems), add (</text:span><text:span text:style-name="T2">3</text:span><text:span text:style-name="T1">) dice to </text:span><text:span text:style-name="T2">the Damage Roll</text:span><text:span text:style-name="T1">.</text:span></text:p>
        <table:table table:name="Table3" table:style-name="Table3">
          <table:table-column table:style-name="Table3.A"/>
          <table:table-row table:style-name="Table3.1">
            <table:table-cell table:style-name="Table3.A1" office:value-type="string">
              <text:p text:style-name="P76">Fists of the Street Style</text:p>
              <text:p text:style-name="P95">Brawl interfaces heavily with Martial Arts Styles, which hone a stylists body into weapons rivaling and surpassing forged steel. <text:span text:style-name="T241">H</text:span><text:span text:style-name="T238">owever, not every character has access to, nor sometimes the inclination, to becoming a master Martial Artist. </text:span></text:p>
              <text:p text:style-name="P96">Instead, they will form their own, untrained style that is often called “Fists of the Street” Style.</text:p>
              <text:p text:style-name="P90"><text:span text:style-name="T238">While this style has no proper techniques, nor </text:span><text:span text:style-name="T138">unified</text:span><text:span text:style-name="T238"> history behind it, it is as deadly and useful as any “true” Martial Arts.</text:span></text:p>
              <text:p text:style-name="P89"><text:span text:style-name="T231">Fists of the Street Form</text:span><text:span text:style-name="T238"><text:line-break/>Your unarmed strikes become as strong as either Light or Medium weapons, while retaining the Natural tag. This style cannot be used with armor.</text:span></text:p>
              <text:p text:style-name="P88"><text:span text:style-name="T244">In this style, y</text:span><text:span text:style-name="T238">ou gain +1 Evasion, up to an unarmored maximum of 6. </text:span></text:p>
            </table:table-cell>
          </table:table-row>
        </table:table>
        <text:h text:style-name="P150" text:outline-level="2">Melee</text:h>
        <text:h text:style-name="P192" text:outline-level="3">Blow Deflecting Stance</text:h>
        <text:p text:style-name="P30"><text:span text:style-name="T46">Type:</text:span> Permanent</text:p>
        <text:p text:style-name="P92">The Exalt <text:span text:style-name="T196">gains</text:span> Parry, <text:span text:style-name="T278">a Third Defense </text:span><text:span text:style-name="T196">equal to (Dexterity + Melee)/2 </text:span><text:span text:style-name="T278">against </text:span><text:span text:style-name="T113">all non-targeted</text:span><text:span text:style-name="T278"> attacks. <text:s/></text:span><text:span text:style-name="T279">This defense may be used freely to Defend Other that are in the same Zone as the character.</text:span></text:p>
        <text:h text:style-name="P192" text:outline-level="3">Bulwark Stance</text:h>
        <text:p text:style-name="P30"><text:span text:style-name="T8">Type: </text:span><text:span text:style-name="T2">Reflexive</text:span><text:span text:style-name="T1"><text:line-break/></text:span><text:span text:style-name="T13">Cost</text:span><text:span text:style-name="T8">: </text:span><text:span text:style-name="T2">1m</text:span></text:p>
        <text:p text:style-name="P30">You may reflexively defend anyone in your zone without taking an action.</text:p>
        <text:p text:style-name="P30">Alternatively, you may sacrifice one of your next actions in order to move Zones and protect another within an adjacent Zone.</text:p>
        <text:h text:style-name="P193" text:outline-level="3">Call the Blade</text:h>
        <text:p text:style-name="P45"><text:span text:style-name="T46">Type:</text:span> <text:span text:style-name="T99">Reflexive</text:span><text:line-break/><text:span text:style-name="T77">Cost: </text:span><text:span text:style-name="T177">1m</text:span></text:p>
        <text:p text:style-name="P45">Return a weapon to the Solar’s hand, so long as a path exists for the weapon to follow. This charm may also be used to banish or summon a weapon from Elsewhere.</text:p>
        <text:h text:style-name="P160" text:outline-level="3">Iron Whirlwind</text:h>
        <text:p text:style-name="P30"><text:span text:style-name="T46">Type: </text:span>Simple<text:line-break/><text:span text:style-name="T46">Cost: </text:span>2m</text:p>
        <text:p text:style-name="P30">With a rush of wind and flashing steel, the Exalt sweeps across the battlefield and cuts down all of their enemies.</text:p>
        <text:p text:style-name="P51">Make a Melee Strike <text:span text:style-name="T261">against up to (Melee) targets in the same Zone. If their Defense is less than the Strike, deal (½, rounded up) of your damage to each individual. </text:span></text:p>
        <text:h text:style-name="P192" text:outline-level="3">Perfect Strike</text:h>
        <text:p text:style-name="P30"><text:span text:style-name="T46">Type: </text:span>Supplemental<text:line-break/><text:span text:style-name="T46">Cost:</text:span> <text:span text:style-name="T253">(1</text:span>m <text:span text:style-name="T253">per Dmg.)</text:span></text:p>
        <text:p text:style-name="P93">For every mote spent, deal an extra point of <text:span text:style-name="T281">Full </text:span>Damage on a Strike. You may add no more than (Melee) damage this way.</text:p>
        <text:p text:style-name="P94">You may add (Melee)/2 Glancing damage at a rate of 2m per damage.</text:p>
        <text:h text:style-name="P151" text:outline-level="2"><text:soft-page-break/>Physique</text:h>
        <text:h text:style-name="P192" text:outline-level="3">Increasing Strength Exercise</text:h>
        <text:p text:style-name="P30"><text:span text:style-name="T8">Type:</text:span><text:span text:style-name="T1"> </text:span><text:span text:style-name="T2">Simple; Scene<text:line-break/></text:span><text:span text:style-name="T13">Cost:</text:span><text:span text:style-name="T2"> 1m</text:span></text:p>
        <text:p text:style-name="P30">The Exalt may lift, carry, haul, or otherwise exert such feats of strength far beyond their mortal limits—<text:span text:style-name="T198">performing duties deemed impossible.</text:span></text:p>
        <text:p text:style-name="P30"><text:span text:style-name="T197">If a roll is required, they </text:span><text:span text:style-name="T199">are guaranteed a minimum of </text:span><text:span text:style-name="T197">(Strength) </text:span><text:span text:style-name="T199">successes on their roll.</text:span></text:p>
        <text:h text:style-name="P192" text:outline-level="3">Visage of Force</text:h>
        <text:p text:style-name="P30"><text:span text:style-name="T8">Type:</text:span><text:span text:style-name="T1"> </text:span><text:span text:style-name="T2">Reflexive<text:line-break/></text:span><text:span text:style-name="T13">Cost:</text:span><text:span text:style-name="T2"> 1m</text:span></text:p>
        <text:p text:style-name="P31">All who gaze upon the Exalt can see that their threats are not empty. On attempts to intimidate, threaten, or otherwise coerce another through physical means, you may immediately add (<text:span text:style-name="T117">3</text:span>) <text:span text:style-name="T201">extra Dice</text:span>.</text:p>
        <text:h text:style-name="P192" text:outline-level="3">Toxin Acclimation </text:h>
        <text:p text:style-name="P30"><text:span text:style-name="T8">Type: </text:span><text:span text:style-name="T2">Reflexive; Scene</text:span><text:span text:style-name="T1"><text:line-break/></text:span><text:span text:style-name="T8">Cost:</text:span><text:span text:style-name="T1"> </text:span><text:span text:style-name="T2">1</text:span><text:span text:style-name="T1">m</text:span></text:p>
        <text:p text:style-name="P30">The Exalt resists any mundane toxin, poison, or psychotropic, and is granted +(3) dice to resist any supernatural version.</text:p>
        <text:p text:style-name="P30">As well, they do not suffer ill-effects from mundane drink or other mundane recreational substances.</text:p>
        <text:h text:style-name="P192" text:outline-level="3">Ox-Body Technique </text:h>
        <text:p text:style-name="P30"><text:span text:style-name="T46">Type:</text:span> Permanent</text:p>
        <text:p text:style-name="P30">Gain an additional +5 Health. This charm may be repurchased as a Greater and then Capstone <text:span text:style-name="T200">C</text:span>harm.</text:p>
        <text:h text:style-name="P192" text:outline-level="3">Body-Mending Meditation</text:h>
        <text:p text:style-name="P32"><text:span text:style-name="T8">Type: </text:span><text:span text:style-name="T22">Permanent</text:span></text:p>
        <text:p text:style-name="P33">The Exalt speeds up their natural recovery <text:span text:style-name="T202">when resting. </text:span><text:span text:style-name="T203">They regain 5 Health every hour, or 50 Health on a full night’s rest.</text:span></text:p>
        <text:h text:style-name="P192" text:outline-level="3">Durability of Oak</text:h>
        <text:p text:style-name="P30"><text:span text:style-name="T1">Type: </text:span><text:span text:style-name="T2">Reflexive</text:span><text:span text:style-name="T1"><text:line-break/>Cost: 1m</text:span></text:p>
        <text:p text:style-name="P30"><text:span text:style-name="T2">The Exalt can withstand nearly any blow thrown at them. Increase your </text:span><text:span text:style-name="T125">Block</text:span><text:span text:style-name="T2"> by (Essence) </text:span><text:span text:style-name="T3">against a single attack.</text:span></text:p>
        <text:h text:style-name="P151" text:outline-level="2">Thrown</text:h>
        <text:h text:style-name="P192" text:outline-level="3">Flashing Draw Mastery</text:h>
        <text:p text:style-name="P30"><text:span text:style-name="T46">Type:</text:span> <text:span text:style-name="T43">Supplemental<text:line-break/></text:span><text:span text:style-name="T83">Cost: </text:span><text:span text:style-name="T188">1m</text:span></text:p>
        <text:p text:style-name="P30">Pull all weapons thrown by the Exalt back to themselves, so long as a possible path still exists. This charm may be used Supplemental to an attack to perform a thrown attack from an unexpected angle.</text:p>
        <text:h text:style-name="P192" text:outline-level="3">Angle-Tracing Edge</text:h>
        <text:p text:style-name="P30"><text:span text:style-name="T8">Type:</text:span><text:span text:style-name="T1"> Supplemental<text:line-break/></text:span><text:span text:style-name="T9">Cost:</text:span><text:span text:style-name="T23"> 1m</text:span></text:p>
        <text:p text:style-name="P30">With perfect control, the Exalt lets loose a Thrown Attack that performs a perfect set of ricochets to reach its targe<text:span text:style-name="T203">t, eliminating any benefit from Cover.</text:span></text:p>
        <text:h text:style-name="P192" text:outline-level="3">Cascade of Cutting Terror</text:h>
        <text:p text:style-name="P30"><text:span text:style-name="T8">Type:</text:span><text:span text:style-name="T1"> </text:span><text:span text:style-name="T126">Simple</text:span><text:span text:style-name="T1"><text:line-break/></text:span><text:span text:style-name="T9">Cost:</text:span><text:span text:style-name="T23"> </text:span><text:span text:style-name="T24">2</text:span><text:span text:style-name="T4">m</text:span></text:p>
        <text:p text:style-name="P131"><text:span text:style-name="T295">Target </text:span><text:span text:style-name="T116">all foes within the same zone you occupy and a single adjacent one. <text:s/>Make a Strike: any </text:span><text:span text:style-name="T88">targets</text:span><text:span text:style-name="T116"> with a Defense less than the attack are hit with half of the calculated damage.</text:span></text:p>
        <text:h text:style-name="P192" text:outline-level="3">Fan of Blades</text:h>
        <text:p text:style-name="P30"><text:span text:style-name="T8">Type:</text:span><text:span text:style-name="T1"> Supplemental<text:line-break/></text:span><text:span text:style-name="T10">Cost: </text:span><text:span text:style-name="T26">1m</text:span></text:p>
        <text:p text:style-name="P30">The Exalt spreads out a hundred blades, ensuring that at least one will hit. They may target Soak instead of DV on their Thrown attack.</text:p>
        <text:h text:style-name="P192" text:outline-level="3">Joint-Wounding Attack</text:h>
        <text:p text:style-name="P30"><text:span text:style-name="T46">Type:</text:span> <text:span text:style-name="T43">Supplemental<text:line-break/></text:span><text:span text:style-name="T84">Cost: </text:span><text:span text:style-name="T189">1a</text:span></text:p>
        <text:p text:style-name="P30">On a successful <text:span text:style-name="T89">Strike</text:span> disable <text:span text:style-name="T263">the use of </text:span>a limb of the target <text:span text:style-name="T204">for a day</text:span>. <text:span text:style-name="T204">In combat this lasts at least 3 rounds, </text:span><text:span text:style-name="T264">or until the character takes a considered action above difficulty (3) to restore functionality.</text:span></text:p>
      </text:section>
      <text:p text:style-name="Standard"/>
      <text:h text:style-name="P146" text:outline-level="1"><text:span text:style-name="T289">Social</text:span><text:span text:style-name="T287"> </text:span><text:span text:style-name="T288">Ability</text:span> Charms</text:h>
      <text:section text:style-name="Sect2" text:name="Section2">
        <text:h text:style-name="P152" text:outline-level="2">Bureaucracy</text:h>
        <text:h text:style-name="P211" text:outline-level="3">Foul Air of Argument Technique</text:h>
        <text:p text:style-name="P144"><text:span text:style-name="T46">Type:</text:span> Simple; (Essence) Weeks<text:line-break/><text:span text:style-name="T74">Cost: </text:span><text:span text:style-name="T174">2m</text:span></text:p>
        <text:p text:style-name="P144">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211" text:outline-level="3">Infinitely-Efficient Registrar</text:h>
        <text:p text:style-name="P144"><text:span text:style-name="T46">Type:</text:span> Simple<text:line-break/><text:span text:style-name="T75">Cost: </text:span><text:span text:style-name="T175">3a</text:span></text:p>
        <text:p text:style-name="P144">Immediately push a friendly and cooperative organization to finish a task of monumental proportions – What normally takes months to complete takes but hours, <text:span text:style-name="T296">and those of weeks finish near immediately.</text:span></text:p>
        <text:p text:style-name="P144">The Player may go into resource debt (up to <text:span text:style-name="T100">3</text:span> Res, 1 Keystone) if using this on a Project. The Obstruction roll(s) of the Project are immediately resolved and interpreted in this light.</text:p>
        <text:h text:style-name="P211" text:outline-level="3">Speed the Wheels</text:h>
        <text:p text:style-name="P144"><text:span text:style-name="T46">Type:</text:span> Simple; Month<text:line-break/><text:span text:style-name="T75">Cost: </text:span><text:span text:style-name="T175">2m</text:span></text:p>
        <text:p text:style-name="P144">Cutting efficiently through red tape and other impediments, the Exalt may speed the machinations of an organization. They will double their speed on a particular task for one month.</text:p>
        <text:p text:style-name="P144">Alternatively, the Exalt may jam up the organization with some well placed words, slowing down a task by ½ of its original pace.</text:p>
        <text:h text:style-name="P211" text:outline-level="3">Testing the Waters</text:h>
        <text:p text:style-name="P144"><text:span text:style-name="T46">Type:</text:span> Simple<text:line-break/><text:span text:style-name="T76">Cost: </text:span><text:span text:style-name="T176">2m</text:span></text:p>
        <text:p text:style-name="P144">Studying the actions of those in a court, the Exalt may quickly predict what future Political action the subject will embark on, ranging from how they will vote, to whom they will speak with next.</text:p>
        <text:p text:style-name="P144">Perform a<text:span text:style-name="T251">n opposed</text:span> <text:span text:style-name="T98">Bureaucracy</text:span> roll. On a success, the Player may perform a “Read Intentions” act on the subject to ask a question regarding their target’s current intended political action.</text:p>
        <text:h text:style-name="P211" text:outline-level="3">Unknowable Visage</text:h>
        <text:p text:style-name="P144">Type: Permanent</text:p>
        <text:p text:style-name="P144">Through vast experience, the deft Politician knows exactly how to disarm and dismiss probing questions.</text:p>
        <text:p text:style-name="P144"><text:span text:style-name="T251">T</text:span>heir political actions always keep opponents guessing. If an opponent attempts to “Read Intentions” after performing a <text:span text:style-name="T251">such a </text:span>Political action, gain +(Essence) <text:span text:style-name="T251">on their defense.</text:span></text:p>
        <text:h text:style-name="P155" text:outline-level="2">Command</text:h>
        <text:h text:style-name="P211" text:outline-level="3">Command-Breaking Stance</text:h>
        <text:p text:style-name="P100"><text:span text:style-name="T46">Type: </text:span>Simple<text:line-break/><text:span text:style-name="T46">Cost:</text:span> 1m</text:p>
        <text:p text:style-name="P144">A skilled commander knows what brings drilled groups together, and what can break them apart.</text:p>
        <text:p text:style-name="P144">The Exalt breaks up a group of Lesser Foes, causing their next actions to be lost as they reform.</text:p>
        <text:h text:style-name="P211" text:outline-level="3">Direct Orders</text:h>
        <text:p text:style-name="P144"><text:span text:style-name="T46">Type: </text:span>Simple; Scene<text:line-break/><text:span text:style-name="T46">Cost: </text:span>2m</text:p>
        <text:p text:style-name="P144">The Exalt may take charge of a group of allied Lesser Foes, directing their action, and granting them a moderate advantage on that action for the remainder of the scene. This boon cannot be stacked.</text:p>
        <text:h text:style-name="P211" text:outline-level="3">Fury Inciting Speech</text:h>
        <text:p text:style-name="P144"><text:span text:style-name="T46">Type:</text:span> Simple<text:line-break/><text:span text:style-name="T50">Cost: </text:span><text:span text:style-name="T149">1m</text:span></text:p>
        <text:p text:style-name="P144">The Exalt immediately Instills anger, rage, or a similar emotion into any mortal or sapient creature that can observe the Exalt with an Essence Rating less than their own.</text:p>
        <text:h text:style-name="P211" text:outline-level="3">Organization of Command</text:h>
        <text:p text:style-name="P144"><text:span text:style-name="T46">Type:</text:span> Supplemental<text:line-break/><text:span text:style-name="T46">Cost:</text:span> <text:span text:style-name="T205">1</text:span>m</text:p>
        <text:p text:style-name="P144">The Exalt may command across large groups with great ease. When commanding a Group to Perform a Task, the Exalt may <text:span text:style-name="T205">negate any Resolve bonus from being in a Group.</text:span></text:p>
        <text:h text:style-name="P198" text:outline-level="3">Ritual of Endowment</text:h>
        <text:p text:style-name="P144"><text:span text:style-name="T46">Type:</text:span> <text:span text:style-name="T90">Permanent</text:span></text:p>
        <text:p text:style-name="P144"><text:span text:style-name="T90">You may now perform Projects to grant the Rank 3 </text:span><text:a xlink:type="simple" xlink:href="#Endowment" text:style-name="Internet_20_link" text:visited-style-name="Visited_20_Internet_20_Link">Endowment</text:a><text:span text:style-name="T90"> Merit to those with significant ties to the character, granting them </text:span><text:span text:style-name="T114">limited </text:span><text:span text:style-name="T90">access to </text:span><text:span text:style-name="T91">a single </text:span><text:span text:style-name="T90">Supernatural </text:span><text:span text:style-name="T91">Ability.</text:span></text:p>
        <text:p text:style-name="P133"><text:span text:style-name="T135">Note:</text:span><text:span text:style-name="T85"> This charm does nothing for Exalts that have no supernatural abilities, such as Solars.</text:span></text:p>
        <text:h text:style-name="P211" text:outline-level="3">Rulership-<text:span text:style-name="T286">Identifying Glance</text:span></text:h>
        <text:p text:style-name="P144"><text:span text:style-name="T46">Type: </text:span>Reflexive<text:line-break/><text:span text:style-name="T46">Cost:</text:span> 1m</text:p>
        <text:p text:style-name="P144">With but a glance, the leader of a group can be immediately recognized if present, even if that leader is acting through a proxy. If they are not present, the Exalt recognizes this fact.</text:p>
        <text:p text:style-name="P144">This charm immediately succeeds against any mundane group interaction, but against an unnatural foe requires a contested Command vs. Subterfuge roll.</text:p>
        <text:h text:style-name="P156" text:outline-level="2"><text:soft-page-break/>Integrity</text:h>
        <text:h text:style-name="P211" text:outline-level="3">Enduring Mental Toughness</text:h>
        <text:p text:style-name="P144"><text:span text:style-name="T8">Type:</text:span><text:span text:style-name="T1"> </text:span><text:span text:style-name="T2">Reflexive; Scene<text:line-break/></text:span><text:span text:style-name="T14">Cost: </text:span><text:span text:style-name="T30">1m</text:span></text:p>
        <text:p text:style-name="P144">For the scene, remove any Disadvantages to Resolve caused by pain, illness, or other such physical anguish that the Exalt is enduring.</text:p>
        <text:h text:style-name="P211" text:outline-level="3">Heart-Hardening Response</text:h>
        <text:p text:style-name="P144"><text:span text:style-name="T46">Type:</text:span> Reflexive<text:span text:style-name="T208"><text:line-break/></text:span><text:span text:style-name="T51">Cost: </text:span><text:span text:style-name="T150">1m</text:span></text:p>
        <text:p text:style-name="P144">Calls to pure emotion are easy to spot, and the Exalt has become trained to resist them.</text:p>
        <text:p text:style-name="P144">Against any Influence Intimacy rolls that employ emotion, raise the Exalt’s Resolve by +(Essence).</text:p>
        <text:h text:style-name="P162" text:outline-level="3">Mind-Cleansing Meditation</text:h>
        <text:p text:style-name="P144"><text:span text:style-name="T46">Type:</text:span> <text:span text:style-name="T109">Permanent</text:span></text:p>
        <text:p text:style-name="P122">Once per day, the Exalt takes a ritualistic rest of the mind, focusing inward on meditation, reviewing and renewing their mental fortitude. </text:p>
        <text:p text:style-name="P134"><text:span text:style-name="T85">On purchase of this charm, select one of the character’s Intimacies. So long as the Exalt is able to keep up their daily meditations, n</text:span><text:span text:style-name="T136">one are able to use that Intimacy as leverage for social influence. <text:s/>This may be repurchased as a Greater </text:span><text:span text:style-name="T137">charm to protect all of the Exalt’s Intimacies in such a way.</text:span></text:p>
        <text:h text:style-name="P211" text:outline-level="3">Integrity Protection Prana</text:h>
        <text:p text:style-name="P144"><text:span text:style-name="T46">Type: </text:span>Permanent</text:p>
        <text:p text:style-name="P144">The Exalt is able to resist the ambient and intoxicating energies of <text:span text:style-name="T254">places such as </text:span>the Wyld, <text:span text:style-name="T272">Underworld</text:span>, <text:span text:style-name="T273">or</text:span> other such places of abundant swirling essence that seek to change and alter their body. <text:span text:style-name="T254">Against directed effects, such as from a Fae, the character gains +2 </text:span><text:span text:style-name="T102">Resolve</text:span><text:span text:style-name="T254">.</text:span></text:p>
        <text:p text:style-name="P135">This does not protect against secondary effects—such as being burned by Wyld Fire, and this protection will breakdown against the most intense ambient energies, such as those in the deepest part of the Wyld.</text:p>
        <text:h text:style-name="P211" text:outline-level="3">Righteous Lion Defense</text:h>
        <text:p text:style-name="P144"><text:span text:style-name="T46">Type:</text:span> Permanent</text:p>
        <text:p text:style-name="P144">The Exalt becomes one with their own Intimacies, and instinctively knows when people are attempting to lead the Exalt to take action against them, no matter how sweet their words or naive their intention may be.</text:p>
        <text:p text:style-name="P144">Additionally, if the Exalt ever finds themselves in an impossible situation where they would have to betray one of their Intimacies, they will find a new, seemingly impossible path that they will be able to successfully pursue.</text:p>
        <text:h text:style-name="P155" text:outline-level="2">Investigation</text:h>
        <text:h text:style-name="P190" text:outline-level="3">Attentive Listener’s Ear</text:h>
        <text:p text:style-name="P144"><text:span text:style-name="T13">Type: </text:span><text:span text:style-name="T2">Simple<text:line-break/></text:span><text:span text:style-name="T13">Cost: </text:span><text:span text:style-name="T36">1</text:span><text:span text:style-name="T2">m</text:span></text:p>
        <text:p text:style-name="P98">The Exalt brings a friendly and relaxing air with them, pushing others to more easily speak their mind—and spill their secrets.</text:p>
        <text:p text:style-name="P136"><text:span text:style-name="T2">On any attempt to prod someone for information, sift through a rambling story, or otherwise parse a spoken testimony, gain +3 dice</text:span><text:span text:style-name="T5">.</text:span></text:p>
        <text:h text:style-name="P164" text:outline-level="3">Crafty Observation Method</text:h>
        <text:p text:style-name="P144"><text:span text:style-name="T8">Type:</text:span><text:span text:style-name="T1"> </text:span><text:span text:style-name="T2">Simple</text:span><text:span text:style-name="T1"><text:line-break/></text:span><text:span text:style-name="T11">Cost:</text:span><text:span text:style-name="T27"> </text:span><text:span text:style-name="T29">2</text:span><text:span text:style-name="T27">m</text:span></text:p>
        <text:p text:style-name="P137"><text:span text:style-name="T27">E</text:span><text:span text:style-name="T25">xamining undisturbed physical evidence, the Exalt is able to reconstruct what happened to bring that object to its present condition.</text:span></text:p>
        <text:p text:style-name="P101">You may immediately, and without a roll, Recall a Fact about the Scene, focused on a particular object. This may only be used once per Scene.</text:p>
        <text:h text:style-name="P166" text:outline-level="3">Irresistible Questioning Technique</text:h>
        <text:p text:style-name="P144"><text:span text:style-name="T13">Type: </text:span><text:span text:style-name="T2">Simple<text:line-break/></text:span><text:span text:style-name="T13">Cost:</text:span><text:span text:style-name="T2"> </text:span><text:span text:style-name="T6">2</text:span><text:span text:style-name="T2">m</text:span></text:p>
        <text:p text:style-name="P99">Through either compassion or terror, the Exalt is able to force words out of even the most stubborn of witnesses.</text:p>
        <text:p text:style-name="P99">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168" text:outline-level="3">Motive-Discerning <text:span text:style-name="T280">Perception</text:span></text:h>
        <text:p text:style-name="P144"><text:span text:style-name="T21">Type: </text:span><text:span text:style-name="T6">Simple<text:line-break/></text:span><text:span text:style-name="T21">Cost:</text:span><text:span text:style-name="T6"> </text:span><text:span text:style-name="T7">1</text:span><text:span text:style-name="T6">m</text:span></text:p>
        <text:p text:style-name="P138"><text:span text:style-name="T6">I</text:span><text:span text:style-name="T2">mmediately make a Read Intentions roll against a target, without need for t</text:span><text:span text:style-name="T124">hem to take an action.</text:span></text:p>
        <text:h text:style-name="P211" text:outline-level="3">Watchful Justiciar’s Eye</text:h>
        <text:p text:style-name="P144"><text:span text:style-name="T8">Type:</text:span><text:span text:style-name="T1"> </text:span><text:span text:style-name="T2">Simple</text:span><text:span text:style-name="T1">; Scene<text:line-break/></text:span><text:span text:style-name="T11">Cost:</text:span><text:span text:style-name="T27"> 2m</text:span></text:p>
        <text:p text:style-name="P144">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139">The Storyteller must inform the character of any suspicious movements, or disappearances of characters in the scene.</text:p>
        <text:h text:style-name="P155" text:outline-level="2"><text:soft-page-break/>Performance</text:h>
        <text:h text:style-name="P211" text:outline-level="3">Dance of Flashing Swords</text:h>
        <text:p text:style-name="P144"><text:span text:style-name="T8">Type:</text:span><text:span text:style-name="T1"> </text:span><text:span text:style-name="T2">Simple<text:line-break/></text:span><text:span text:style-name="T18">Cost: </text:span><text:span text:style-name="T33">1m</text:span></text:p>
        <text:p text:style-name="P144"><text:span text:style-name="T1">After the fact, the Exalt can explain away that a particularly egregious action—a fight, explosion, or </text:span><text:span text:style-name="T2">similar altercation</text:span><text:span text:style-name="T1">—as a </text:span><text:span text:style-name="T42">spontaneous act of street</text:span><text:span text:style-name="T1"> performance. </text:span><text:span text:style-name="T42">Most will accept this at face value, but gain a Moderate Advantage to convince others.</text:span></text:p>
        <text:h text:style-name="P211" text:outline-level="3">Irresistible Diversion</text:h>
        <text:p text:style-name="P144"><text:span text:style-name="T8">Type:</text:span><text:span text:style-name="T1"> </text:span><text:span text:style-name="T131">Simple</text:span><text:span text:style-name="T2">; Scene<text:line-break/></text:span><text:span text:style-name="T17">Cost: </text:span><text:span text:style-name="T32">2m</text:span></text:p>
        <text:p text:style-name="P144"><text:span text:style-name="T1">The performer can command attention to themselves, making sure that they and only they are noticed by onlookers. </text:span><text:span text:style-name="T40">Characters with less (Essence) than the Exalt cannot turn their eyes away from the performance </text:span><text:span text:style-name="T41">until it is finished</text:span><text:span text:style-name="T40">, </text:span><text:span text:style-name="T41">and others can be entranced by a successful Performance vs. Resolve roll.</text:span></text:p>
        <text:h text:style-name="P211" text:outline-level="3">Mood-Inducing Music</text:h>
        <text:p text:style-name="P144"><text:span text:style-name="T46">Type:</text:span> Reflexive<text:line-break/><text:span text:style-name="T78">Cost: </text:span><text:span text:style-name="T178">1m</text:span></text:p>
        <text:p text:style-name="P144">The <text:span text:style-name="T252">Exalt</text:span> provides appropriate music, inflaming <text:span text:style-name="T255">or dampening e</text:span>motions <text:span text:style-name="T255">in the scene</text:span>. <text:span text:style-name="T255">Attempts to Influence, Instill, or otherwise capitalize on Emotion are granted a Moderate Advantage or Disadvantage, at the choice of the Player.</text:span></text:p>
        <text:h text:style-name="P211" text:outline-level="3">Phantom Scenery</text:h>
        <text:p text:style-name="P144"><text:span text:style-name="T8">Type:</text:span><text:span text:style-name="T1"> </text:span><text:span text:style-name="T2">Supplemental; Scene<text:line-break/></text:span><text:span text:style-name="T16">Cost: </text:span><text:span text:style-name="T132">1m</text:span></text:p>
        <text:p text:style-name="P144"><text:span text:style-name="T1">The Exalt may conjure scenery, props, or other phantoms </text:span><text:span text:style-name="T2">as extensions of their anima, showing up as distorted, shadowy figures. </text:span>In typical application, such as on stage or during a <text:span text:style-name="T210">structured </text:span>performance, this <text:span text:style-name="T210">illusion</text:span> does not arouse suspicion of the Exalt’s nature—<text:span text:style-name="T209">people </text:span><text:span text:style-name="T210">will be primed to believe this is just stage magic. </text:span>In other circumstances, the Exalt must use <text:span text:style-name="T225">a </text:span>contested (Performance) vs. (Awareness) <text:span text:style-name="T225">roll</text:span> to disguise this as a mundane effect.</text:p>
        <text:h text:style-name="P211" text:outline-level="3">Shining Expression Style</text:h>
        <text:p text:style-name="P144"><text:span text:style-name="T46">Type: </text:span>Simple<text:line-break/><text:span text:style-name="T52">Cost: </text:span><text:span text:style-name="T180">1</text:span><text:span text:style-name="T151">m</text:span></text:p>
        <text:p text:style-name="P144">The Exalt embodies a specific Emotion, folding it perfectly into their performance. All who watch are struck with the raw power of that emotion, and cannot help but resonate.</text:p>
        <text:p text:style-name="P144">Any <text:span text:style-name="T226">who view this with</text:span> a Resolve less than (Essence)<text:span text:style-name="T226">—including their allies—w</text:span>ill openly display<text:span text:style-name="T235"> </text:span><text:span text:style-name="T236">an</text:span><text:span text:style-name="T234"> </text:span><text:span text:style-name="T226">Intimacy related to the Emotion.</text:span></text:p>
        <text:h text:style-name="P211" text:outline-level="3">Soul-Firing Performance</text:h>
        <text:p text:style-name="P144"><text:span text:style-name="T8">Type: </text:span><text:span text:style-name="T2">Supplemental<text:line-break/></text:span><text:span text:style-name="T15">Cost: </text:span><text:span text:style-name="T31">1m</text:span></text:p>
        <text:p text:style-name="P102"><text:span text:style-name="T85">A performance can </text:span><text:span text:style-name="T103">speak </text:span><text:span text:style-name="T104">directly to each individual, as though it were a one on one conversation. With a Performance Roll, ignore any Resolve bonus from being in a Group.</text:span></text:p>
        <text:h text:style-name="P155" text:outline-level="2">Socialize</text:h>
        <text:h text:style-name="P211" text:outline-level="3">Dauntless Assayer Method</text:h>
        <text:p text:style-name="P144"><text:span text:style-name="T46">Type:</text:span> Reflexive<text:line-break/><text:span text:style-name="T53">Cost: </text:span><text:span text:style-name="T152">1m</text:span></text:p>
        <text:p text:style-name="P144">The Exalt, on failing a Read Intentions roll, may try their roll again. The Player must describe a small action that allows for a new roll, from spilling a drink, readjusting their observing position, or simply clearing their mind.</text:p>
        <text:h text:style-name="P211" text:outline-level="3">Discretionary Gesture</text:h>
        <text:p text:style-name="P144"><text:span text:style-name="T46">Type:</text:span> Reflexive<text:line-break/><text:span text:style-name="T54">Cost: </text:span><text:span text:style-name="T153">1m</text:span></text:p>
        <text:p text:style-name="P144">A chain is only as strong as its weakest link—a fact known by any in the socialite circles. Through subtle (and not-so subtle) means, the Exalt can interrupt an interrogation of one of their compatriots, using the<text:span text:style-name="T212">ir own</text:span> <text:span text:style-name="T92">Resolve</text:span> in place of <text:span text:style-name="T212">their Ally’s.</text:span></text:p>
        <text:h text:style-name="P211" text:outline-level="3">Easily-Discarded Presence</text:h>
        <text:p text:style-name="P144"><text:span text:style-name="T46">Type:</text:span> Reflexive; Scene<text:line-break/><text:span text:style-name="T53">Cost: </text:span><text:span text:style-name="T152">2m</text:span></text:p>
        <text:p text:style-name="P144"><text:span text:style-name="T2">It is easy to make people believe what they want to see. </text:span>On activating this charm, the Exalt specifies a false Intimacy or intent, which is seen as truth to any who fails a “Read Intention” action against the Exalt.</text:p>
        <text:h text:style-name="P211" text:outline-level="3">Excellent Friend Approach</text:h>
        <text:p text:style-name="P144"><text:span text:style-name="T46">Type:</text:span> Permanent</text:p>
        <text:p text:style-name="P144">The charms of the Exalt are hard to resist. So long as there is no specific reason against it, Mortals and beings with <text:span text:style-name="T211">(</text:span>Essence<text:span text:style-name="T211">)</text:span> lower than the Exalt’s will be friendly and cordial to them, even if they have just met, <text:span text:style-name="T266">and they gain +2 dice on their first Social roll against a target.</text:span></text:p>
        <text:h text:style-name="P211" text:outline-level="3">Irresistible Salesman Spirit</text:h>
        <text:p text:style-name="P144"><text:span text:style-name="T46">Type:</text:span> Simple; Day<text:line-break/><text:span text:style-name="T55">Cost: </text:span><text:span text:style-name="T154">2m</text:span></text:p>
        <text:p text:style-name="P144">On a successful Socialize roll, instill a near-obsession level of fascination, idea, or desire for a product in the target—so long as it does not conflict with an existing Intimacy.</text:p>
        <text:p text:style-name="P144">For a day, the target(s) gain an Intimacy towards the specified product, and will attempt to pursue it, potentially leaving their posts or other aspects of their life temporarily behind.</text:p>
        <text:h text:style-name="P211" text:outline-level="3">Mastery of Small Manners</text:h>
        <text:p text:style-name="P144"><text:span text:style-name="T46">Type:</text:span> Reflexive; Scene<text:line-break/><text:span text:style-name="T80">Cost: </text:span><text:span text:style-name="T183">1m</text:span></text:p>
        <text:p text:style-name="P144">The <text:span text:style-name="T110">Exalt</text:span> may quickly understand and emulate local mannerisms and customs, e<text:span text:style-name="T265">nsuring that they blend into the society around them. They suffer no ill effects from being an outsider, </text:span><text:span text:style-name="T267">quickly acclimating to and understanding new customs with but a simple glance.</text:span></text:p>
        <text:h text:style-name="P155" text:outline-level="2"><text:soft-page-break/>Subterfuge</text:h>
        <text:h text:style-name="P211" text:outline-level="3">Mimicry of Form</text:h>
        <text:p text:style-name="P144"><text:span text:style-name="T8">Type:</text:span><text:span text:style-name="T1"> </text:span><text:span text:style-name="T2">Simple; Week<text:line-break/></text:span><text:span text:style-name="T19">Cost: </text:span><text:span text:style-name="T34">2m</text:span></text:p>
        <text:p text:style-name="P144">After studying a mannerism of a target for a short time, such as handwriting, voice, or even walking pattern, the Exalt may replicate it as needed for a week, gaining (<text:span text:style-name="T213">3</text:span>) additional dice to do so.</text:p>
        <text:h text:style-name="P211" text:outline-level="3">Hidden Meaning</text:h>
        <text:p text:style-name="P144"><text:span text:style-name="T46">Type:</text:span> Supplemental<text:line-break/><text:span text:style-name="T56">Cost: </text:span><text:span text:style-name="T155">2m</text:span></text:p>
        <text:p text:style-name="P144">The Exalt hides their true meaning in inflections, allusions, and other roundabout ways of speaking, writing, or other methods of communication.</text:p>
        <text:p text:style-name="P144">The intended contact will be the only one who can divine the true meaning of the conversation, but others may make a contested roll (Cunning + <text:span text:style-name="T93">Investigation</text:span>) vs. the Exalt’s (Cunning + <text:span text:style-name="T93">Subterfuge</text:span>) to notice that there is a coded message.</text:p>
        <text:h text:style-name="P211" text:outline-level="3">False Pursuit</text:h>
        <text:p text:style-name="P144"><text:span text:style-name="T8">Type:</text:span><text:span text:style-name="T1"> </text:span><text:span text:style-name="T2">Simple</text:span><text:span text:style-name="T1">; Scene<text:line-break/></text:span><text:span text:style-name="T12">Cost: </text:span><text:span text:style-name="T28">2m</text:span></text:p>
        <text:p text:style-name="P144"><text:span text:style-name="T1">On a successful (Charisma + Deception) roll against the </text:span><text:span text:style-name="T127">Resolve</text:span><text:span text:style-name="T1"> of a target, they become convinced that an ultimately benign or small point of the Scene holds great value to their </text:span><text:span text:style-name="T2">current goal</text:span><text:span text:style-name="T1">. For example, they may be convinced that the blades used murder are made of a special composition, which is a keystone to their case, despite the blades being only slightly out of normal make.</text:span></text:p>
        <text:h text:style-name="P211" text:outline-level="3">Flashing Quill Atemi</text:h>
        <text:p text:style-name="P144"><text:span text:style-name="T8">Type:</text:span><text:span text:style-name="T1"> </text:span><text:span text:style-name="T2">Simple<text:line-break/></text:span><text:span text:style-name="T20">Cost: </text:span><text:span text:style-name="T35">1m</text:span></text:p>
        <text:p text:style-name="P144">With just a short moment in possession of a written text, the Exalt may insert, expunge, or replace words as they see fit. No mundane means or mortal characters will be able decipher the difference between the altered content.</text:p>
        <text:p text:style-name="P144">An Exalt, God, or other creature of power must successfully contest the Guile of the forging Exalt to notice that the document has been altered at all—let alone what specifically has been altered.</text:p>
        <text:h text:style-name="P211" text:outline-level="3">Mind-Wiping Gaze</text:h>
        <text:p text:style-name="P144"><text:span text:style-name="T46">Type:</text:span> Reflexive; Scene<text:line-break/><text:span text:style-name="T57">Cost: </text:span><text:span text:style-name="T156">3m</text:span></text:p>
        <text:p text:style-name="P144">The Exalt pierces the target with a gaze that penetrates the very soul, extinguishing the flame of memories.</text:p>
        <text:p text:style-name="P144">Interrupt a target taking a Social Influence action, or who is attempting to communicate in a way. On a successful <text:span text:style-name="T94">Subterfuge</text:span> vs. <text:span text:style-name="T94">Resolve</text:span> roll, the target loses their thoughts and memories regarding their action and immediately fails on their action. In addition, they cannot remember to pick the task up again until after the scene. <text:span text:style-name="T214">This may only be done once per scene.</text:span></text:p>
        <text:h text:style-name="P157" text:outline-level="2"/>
      </text:section>
      <text:h text:style-name="P147" text:outline-level="1"><text:span text:style-name="T289">Utility</text:span><text:span text:style-name="T287"> </text:span><text:span text:style-name="T288">Ability</text:span> Charms</text:h>
      <text:section text:style-name="Sect2" text:name="Section3">
        <text:h text:style-name="P158" text:outline-level="2">Awareness</text:h>
        <text:h text:style-name="P171" text:outline-level="3">Inner Eye Focus</text:h>
        <text:p text:style-name="P108"><text:span text:style-name="T46">Type:</text:span> Reflexive; Scene <text:line-break/><text:span text:style-name="T46">Cost: </text:span>1m</text:p>
        <text:p text:style-name="P145">Eliminate a<text:span text:style-name="T215">ll </text:span><text:span text:style-name="T216">mundane</text:span><text:span text:style-name="T215"> </text:span>Disadvantages caused by visual conditions such as smoke, fog, and darkness.</text:p>
        <text:p text:style-name="P141">Supernatural forces can be overcome with a (Int. + Awareness) vs. (target Essence) roll.</text:p>
        <text:h text:style-name="P174" text:outline-level="3">Living Pulse Perception</text:h>
        <text:p text:style-name="P108"><text:span text:style-name="T46">Type:</text:span> <text:span text:style-name="T111">Simple</text:span> <text:line-break/><text:span text:style-name="T46">Cost: </text:span><text:span text:style-name="T184">2</text:span>m</text:p>
        <text:p text:style-name="P104">The Exalt expands their soul into the world around them, feeling the flows of Essence around them. </text:p>
        <text:p text:style-name="P104">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212" text:outline-level="3">Sense-Destroying Method</text:h>
        <text:p text:style-name="P145"><text:span text:style-name="T46">Type:</text:span> <text:span text:style-name="T43">Simple; </text:span><text:span text:style-name="T101">Scene</text:span><text:line-break/><text:span text:style-name="T58">Cost: </text:span><text:span text:style-name="T179">2</text:span><text:span text:style-name="T157">m</text:span></text:p>
        <text:p text:style-name="P145"><text:span text:style-name="T1">On touching a target </text:span><text:span text:style-name="T39">with a successful (Awareness) vs Defense roll,</text:span><text:span text:style-name="T1"> the Exalt can </text:span><text:span text:style-name="T128">impede</text:span><text:span text:style-name="T1"> one of the classical five senses at their choice </text:span><text:span text:style-name="T38">for a </text:span><text:span text:style-name="T129">scene</text:span><text:span text:style-name="T1">. Only one sense of a target may be </text:span><text:span text:style-name="T130">clouded</text:span><text:span text:style-name="T1"> per scene.</text:span></text:p>
        <text:p text:style-name="P106">This effect is considered a Moderate Disadvantage, and can be cleared with a dedicated roll that exceeds the Awareness value of the Exalted.</text:p>
        <text:h text:style-name="P212" text:outline-level="3">Surprise Anticipation Method</text:h>
        <text:p text:style-name="P145"><text:span text:style-name="T46">Type:</text:span> Permanent</text:p>
        <text:p text:style-name="P145">The Exalt suffers no penalties to Awareness rolls occur due to being tired, exhausted, or other similar mental disadvantage. Awareness rolls may always be made while asleep.</text:p>
        <text:h text:style-name="P212" text:outline-level="3">Uncanny Perception Technique</text:h>
        <text:p text:style-name="P145"><text:span text:style-name="T46">Type:</text:span> Permanent</text:p>
        <text:p text:style-name="P145"><text:span text:style-name="T1">The presence of dematerialized, intangible, or otherwise spectral creatures may be </text:span><text:span text:style-name="T2">natively</text:span><text:span text:style-name="T1"> detected—although the precise location still remains a mystery. The creature may attempt </text:span><text:span text:style-name="T37">a contested (Awareness) vs.</text:span><text:span text:style-name="T1"> </text:span><text:span text:style-name="T37">(</text:span><text:span text:style-name="T1">Stealth</text:span><text:span text:style-name="T37">) roll </text:span><text:span text:style-name="T1">combat thi</text:span><text:span text:style-name="T37">s.</text:span></text:p>
        <text:p text:style-name="P106">This sense will manifest in all manner of strange sensory phenomena appropriate to the being: a chill of winter, coppery taste, or the sound of bells. As well, this sense is distinctive to the specific being, allowing for recognition upon sensing it again.</text:p>
        <text:h text:style-name="P155" text:outline-level="2">Craft</text:h>
        <text:h text:style-name="P188" text:outline-level="3">Craftsman Needs No Tools</text:h>
        <text:p text:style-name="P144"><text:span text:style-name="T8">Type: </text:span><text:span text:style-name="T133">Supplemental; Scene<text:line-break/></text:span><text:span text:style-name="T134">Cost: </text:span><text:span text:style-name="T133">1m</text:span></text:p>
        <text:p text:style-name="P118">The Exalt always has the proper tools at their hands—and if they don’t they can fashion the next best thing from whatever lies around.</text:p>
        <text:p text:style-name="P144"><text:span text:style-name="T290">Except for the most specialized, massive, or otherwise obscure implements, the Exalt will always have the proper tool </text:span><text:span text:style-name="T293">at their beck and call</text:span><text:span text:style-name="T290">—</text:span><text:span text:style-name="T291">ranging from </text:span><text:span text:style-name="T292">the</text:span><text:span text:style-name="T291"> </text:span><text:span text:style-name="T115">humble</text:span><text:span text:style-name="T291"> lever to a delicate lockpick.</text:span></text:p>
        <text:p text:style-name="P121">While working with these perfect and ideal tools, the Exalt halves the time needed to operate complex machinery or perform their task.</text:p>
        <text:h text:style-name="P211" text:outline-level="3">Discerning Craftsmanship</text:h>
        <text:p text:style-name="P144"><text:span text:style-name="T46">Type:</text:span> <text:span text:style-name="T43">Simple; </text:span><text:span text:style-name="T44">Story</text:span><text:line-break/><text:span text:style-name="T59">Cost: </text:span><text:span text:style-name="T158">2m</text:span></text:p>
        <text:p text:style-name="P144">The Exalt studies an object, forming its composition and structure into their mind.</text:p>
        <text:p text:style-name="P144">For the remainder of the story, the Exalt is granted +2 dice on efforts to mimic the style of the original artist. They also may use (Insight + Craft) with a +2 dice advantage to study other objects to recognize it as the crafter’s work, and not a forgery.</text:p>
        <text:p text:style-name="P144">If this current object they are studying is in fact a forgery, difficulty to recognize this fact is lowered by 1.</text:p>
        <text:h text:style-name="P211" text:outline-level="3">Deftly Applied Tools </text:h>
        <text:p text:style-name="P144"><text:span text:style-name="T46">Type: </text:span>Supplemental<text:line-break/><text:span text:style-name="T60">Cost: </text:span><text:span text:style-name="T159">1m</text:span></text:p>
        <text:p text:style-name="P144"><text:span text:style-name="T1">All things, with the proper study and analysis, may be approached without the need for brute force. During Feats of Strength, such as lifting, carrying, or destroying crafted materials, they may use (</text:span><text:span text:style-name="T2">Wits</text:span><text:span text:style-name="T1"> + Craft) roll instead.</text:span></text:p>
        <text:h text:style-name="P211" text:outline-level="3">Crack-Mending Eye</text:h>
        <text:p text:style-name="P144"><text:span text:style-name="T46">Type:</text:span> <text:span text:style-name="T43">Permanent</text:span></text:p>
        <text:p text:style-name="P144">Projects to repair, alter, or destroy crafted materials such as Manses, Artifacts, and other such physical goods are now 1 scale lower. (i.e. Minor repairs now are at -3 to Scale, Major at -2, and Monumental at -1).</text:p>
        <text:h text:style-name="P211" text:outline-level="3">Mark of the Maker</text:h>
        <text:p text:style-name="P144"><text:span text:style-name="T46">Type: </text:span><text:span text:style-name="T43">Simple</text:span><text:line-break/><text:span text:style-name="T61">Cost: </text:span><text:span text:style-name="T160">1m</text:span></text:p>
        <text:p text:style-name="P144">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155" text:outline-level="2"><text:soft-page-break/>Lore</text:h>
        <text:h text:style-name="P211" text:outline-level="3">Absence of Thought</text:h>
        <text:p text:style-name="P144"><text:span text:style-name="T46">Type:</text:span> Simple; <text:span text:style-name="T246">(Day+)</text:span><text:line-break/><text:span text:style-name="T65">Cost: </text:span><text:span text:style-name="T164">2m</text:span></text:p>
        <text:p text:style-name="P144">Sometimes, knowledge can be a burden. On touching a character, and on a successful (Int. + Lore) vs. Resolve roll, purge a thought, idea, or other-self contained concept from the target’s mind.</text:p>
        <text:p text:style-name="P144">This absence of knowledge is guaranteed for a Day, after which it may return based on the Storyteller’s discretion.</text:p>
        <text:h text:style-name="P211" text:outline-level="3">Concept-Forming Thought</text:h>
        <text:p text:style-name="P144"><text:span text:style-name="T46">Type:</text:span> Simple<text:line-break/><text:span text:style-name="T63">Cost: </text:span><text:span text:style-name="T162">1m</text:span></text:p>
        <text:p text:style-name="P144">The Exalt can manifest their ideas into a concise, easily-understandable format with no chance of misunderstanding.</text:p>
        <text:p text:style-name="P144">Simple ideas and commands can be immediately transcribed onto a physical document and replicated. More complex thoughts, like entire tom<text:span text:style-name="T228">e</text:span>s, need to be transcribed over a course of a night.</text:p>
        <text:h text:style-name="P211" text:outline-level="3">Endless Depths of Knowledge</text:h>
        <text:p text:style-name="P144"><text:span text:style-name="T46">Type: </text:span>Permanent</text:p>
        <text:p text:style-name="P144">Once per Session, <text:span text:style-name="T230">Immediately Recall a Fact without a roll. This Fact can </text:span><text:span text:style-name="T218">directly</text:span><text:span text:style-name="T232"> help the scene. This Fact may still be vetoed </text:span><text:span text:style-name="T233">for self-consistency by the Storyteller.</text:span></text:p>
        <text:h text:style-name="P211" text:outline-level="3">Flowing Mind Methodology</text:h>
        <text:p text:style-name="P144"><text:span text:style-name="T46">Type:</text:span> Permanent</text:p>
        <text:p text:style-name="P144">On purchasing this charm, designate a non-player character that has a significant connection to the Exalt, such as an Ally or a Ward. <text:s/><text:span text:style-name="T245">The Exalt may only </text:span><text:span text:style-name="T95">designate</text:span><text:span text:style-name="T245"> (Essence) targets in total.</text:span></text:p>
        <text:p text:style-name="P144">Whenever the Exalt gains xp, the targeted character will keep pace, staying at around ½ of the total xp the Exalt has.</text:p>
        <text:h text:style-name="P211" text:outline-level="3">Strange Tongue Communication</text:h>
        <text:p text:style-name="P144"><text:span text:style-name="T46">Type:</text:span> Simple<text:line-break/><text:span text:style-name="T62">Cost: </text:span><text:span text:style-name="T161">1m</text:span></text:p>
        <text:p text:style-name="P144">Bypassing any language barriers, the Exalt can communicate a self-contained concept to the target. The concept may be moderately complicated, such as directions to a place, <text:span text:style-name="T227">but does not include any subtleties of language, or allow subterfuge.</text:span></text:p>
        <text:h text:style-name="P211" text:outline-level="3">Sagacious Reading of Intent</text:h>
        <text:p text:style-name="P144"><text:span text:style-name="T46">Type: </text:span>Simple<text:line-break/><text:span text:style-name="T64">Cost: </text:span><text:span text:style-name="T163">2m</text:span></text:p>
        <text:p text:style-name="P144">After analyzing a written (or otherwise recorded) work, immediately glean insight into the writer’s state of mind, general well-being, and motivations behind the writing. If they were trying to hide such matters, the character may <text:span text:style-name="T229">make a contested (Lore) vs. (Subterfuge) roll.</text:span></text:p>
        <text:h text:style-name="P155" text:outline-level="2">Medicine</text:h>
        <text:h text:style-name="P176" text:outline-level="3">Banishment of Pain</text:h>
        <text:p text:style-name="P144"><text:span text:style-name="T46">Type:</text:span> <text:span text:style-name="T268">Simple; Scene<text:line-break/></text:span><text:span text:style-name="T81">Cost: </text:span><text:span text:style-name="T185">1m</text:span></text:p>
        <text:p text:style-name="P142"><text:span text:style-name="T141">Upon touching a target, the Exalt is able to calm and ease the p</text:span><text:span text:style-name="T119">hysical pain they are under. While it does not cure the underlying cause, it allows the target to focus without mental clarity, or even escape from being bedridden for a time.</text:span></text:p>
        <text:h text:style-name="P178" text:outline-level="3">Giving of the Self</text:h>
        <text:p text:style-name="P142"><text:span text:style-name="T135">Type:</text:span><text:span text:style-name="T119"> </text:span><text:span text:style-name="T122">Reflexive</text:span><text:span text:style-name="T119"><text:line-break/></text:span><text:span text:style-name="T135">Cost: </text:span><text:span text:style-name="T119"><text:s/></text:span><text:span text:style-name="T122">(1 Health)</text:span></text:p>
        <text:p text:style-name="P126">So long as you are able to touch another, you may sacrifice your own Health to gift it to another, no more than (Essence)x5 per turn.</text:p>
        <text:h text:style-name="P180" text:outline-level="3">Walking Amongst Death</text:h>
        <text:p text:style-name="P142"><text:span text:style-name="T135">Type:</text:span><text:span text:style-name="T119"> </text:span><text:span text:style-name="T123">Simple; Scene</text:span><text:span text:style-name="T119"><text:line-break/></text:span><text:span text:style-name="T135">Cost: </text:span><text:span text:style-name="T119"><text:s/></text:span><text:span text:style-name="T123">(1m per target)</text:span></text:p>
        <text:p text:style-name="P127">You concoct some sort of remedy or potion to give to targets, specifying specific instructions that contains one flaw—they must hold onto a branch of herbs, breath through a mask, or drink a sip of a tonic every 5 minutes, for example.</text:p>
        <text:p text:style-name="P127">For the remainder of the Scene, so long as your targets adhere to your rules, you cannot be afflicted by a specified toxin, disease, or parasite.</text:p>
        <text:h text:style-name="P182" text:outline-level="3">Wholeness-Restoring Method</text:h>
        <text:p text:style-name="P142"><text:span text:style-name="T135">Type:</text:span><text:span text:style-name="T119"> Simple<text:line-break/></text:span><text:span text:style-name="T135">Cost: </text:span><text:span text:style-name="T121">3</text:span><text:span text:style-name="T119">m</text:span></text:p>
        <text:p text:style-name="P128">So long as they have the non-decayed tissue, or a suitable prosthetic, the Exalt may reweave severed body parts into their patient with little but a scar. <text:s/>This process will require a Day for the patient to recover from.</text:p>
        <text:h text:style-name="P184" text:outline-level="3">Wound-Mending Care</text:h>
        <text:p text:style-name="P144"><text:span text:style-name="T82">Type: </text:span><text:span text:style-name="T43">Simple<text:line-break/></text:span><text:span text:style-name="T82">Cost: </text:span><text:span text:style-name="T190">2</text:span><text:span text:style-name="T43">m</text:span></text:p>
        <text:p text:style-name="P129">Touching the target, you may immediately heal them for 5 Health.</text:p>
        <text:p text:style-name="P130">On rolls to treat the sick and injured, this may be used to increase a Medicine roll by +3 dice.</text:p>
        <text:h text:style-name="P155" text:outline-level="2"><text:soft-page-break/>Navigation</text:h>
        <text:h text:style-name="P211" text:outline-level="3">Grizzled Cataphract’s Way</text:h>
        <text:p text:style-name="P144"><text:span text:style-name="T46">Type:</text:span> <text:span text:style-name="T256">Permanent</text:span></text:p>
        <text:p text:style-name="P144">The <text:span text:style-name="T105">Exalt</text:span> always remains vigilant and may keep watch, pilot ships, or guide horses <text:span text:style-name="T106">without sleep</text:span> without penalties. This may be done up to 3 consecutive nights in a row.</text:p>
        <text:h text:style-name="P211" text:outline-level="3">Master Maintainer</text:h>
        <text:p text:style-name="P144"><text:span text:style-name="T8">Type:</text:span><text:span text:style-name="T1"> Permanent</text:span></text:p>
        <text:p text:style-name="P144"><text:span text:style-name="T1">No accidents, such as horseshoes falling off, ships springing leaks, or wheels falling off of wagons will happen under the Exalt’s care, so long as the exalt is able to spend moments attending to their mode of transportation each day. Even the most shoddy of ships will hold together for a trip, or the sickliest of horses keep </text:span><text:span text:style-name="T2">their breath.</text:span><text:span text:style-name="T1"> </text:span></text:p>
        <text:p text:style-name="P144"><text:span text:style-name="T1">Deliberate sabotage </text:span><text:span text:style-name="T2">may</text:span><text:span text:style-name="T1"> be uncovered with a roll during the Exalt’s maintenance.</text:span></text:p>
        <text:h text:style-name="P211" text:outline-level="3">Sometimes Horses Fly</text:h>
        <text:p text:style-name="P144"><text:span text:style-name="T46">Type:</text:span> Reflexive<text:line-break/><text:span text:style-name="T67">Cost: </text:span><text:span text:style-name="T166">1m</text:span></text:p>
        <text:p text:style-name="P144">For an Action, the Exalt’s mode of transportation is able to defy conventional movement. Horses can run across rushing rivers, ships barges across land, and wagons can sail across an empty canyon.</text:p>
        <text:h text:style-name="P211" text:outline-level="3">Terrain Conquering Path</text:h>
        <text:p text:style-name="P144"><text:span text:style-name="T46">Type: </text:span>Simple; <text:span text:style-name="T247">Scene<text:line-break/></text:span><text:span text:style-name="T66">Cost: </text:span><text:span text:style-name="T165">1m</text:span></text:p>
        <text:p text:style-name="P144">The rough terrain of the deepest of jungles and the maelstroms of oceans hold little sway over the Exalt. They may ignore such disadvantages on their Navigation rolls.</text:p>
        <text:h text:style-name="P211" text:outline-level="3">Traceless Passage</text:h>
        <text:p text:style-name="P144"><text:span text:style-name="T46">Type:</text:span> Simple<text:line-break/><text:span text:style-name="T68">Cost: </text:span><text:span text:style-name="T167">2m</text:span></text:p>
        <text:p text:style-name="P144">When purchasing this Charm, the Exalt chooses a favored terrain, such as city streets, jungle, desert wilderness, or river passages. The Exalt may disappear with up to a Crowd of followers into this terrain, leaving behind no trace or chance for pursuit. </text:p>
        <text:p text:style-name="P144">In any other terrain, this charm may be activated to disguise their tracks, increasing the difficulty of any pursuit by (Essence).</text:p>
        <text:h text:style-name="P155" text:outline-level="2">Stealth</text:h>
        <text:h text:style-name="P211" text:outline-level="3">Blurred Form Style</text:h>
        <text:p text:style-name="P144"><text:span text:style-name="T46">Type: </text:span>Reflexive<text:line-break/><text:span text:style-name="T69">Cost: </text:span><text:span text:style-name="T168">1m</text:span></text:p>
        <text:p text:style-name="P144">The Exalt may sink into hiding, even in the middle of an open field. The suffer no penalties from a lack of cover or items to hide behind.</text:p>
        <text:h text:style-name="P211" text:outline-level="3">Easily-Overlooked Presence</text:h>
        <text:p text:style-name="P144"><text:span text:style-name="T46">Type:</text:span> <text:span text:style-name="T97">Simple</text:span>; <text:span text:style-name="T249">Scene</text:span><text:line-break/><text:span text:style-name="T72">Cost: </text:span><text:span text:style-name="T171">2m</text:span></text:p>
        <text:p text:style-name="P144">The Exalt easily blends into a crowd, becoming impossible to pick out from a sea of faces. So long as the Exalt takes no distinct or overt action and stays with the same crowd of people, they cannot be found by anything except for systematic checking of each individual.</text:p>
        <text:h text:style-name="P211" text:outline-level="3">Lightning-Hand Sleight</text:h>
        <text:p text:style-name="P144"><text:span text:style-name="T46">Type: </text:span>Reflexive<text:line-break/><text:span text:style-name="T70">Cost: </text:span><text:span text:style-name="T169">1m</text:span></text:p>
        <text:p text:style-name="P144">The Exalt is unseen in their movements, and may reach out and swap, change, or tamper with anything that is within reach without anyone noticing, so long as the alteration is smaller than <text:span text:style-name="T43">a</text:span> hand. <text:span text:style-name="T259">T</text:span>his alteration will not be noticed for at least (Essence) hours, <text:span text:style-name="T259">or until the time when it is directly inspected.</text:span></text:p>
        <text:h text:style-name="P211" text:outline-level="3">Lock-Opening Touch</text:h>
        <text:p text:style-name="P144"><text:span text:style-name="T46">Type:</text:span> Reflexive<text:line-break/><text:span text:style-name="T72">Cost: </text:span><text:span text:style-name="T171">1m</text:span></text:p>
        <text:p text:style-name="P144">Gain +(Essence) automatic successes on any attempts to open a lock, knot, gate, or other contraption used to bar people’s way.</text:p>
        <text:h text:style-name="P211" text:outline-level="3">Magpie’s Invisible Talon</text:h>
        <text:p text:style-name="P144"><text:span text:style-name="T46">Type:</text:span> Supplemental<text:line-break/><text:span text:style-name="T71">Cost: </text:span><text:span text:style-name="T170">1m</text:span></text:p>
        <text:p text:style-name="P144">Extending their Essence, the Exalt is able to manipulate objects at a distance of up to (Essence) meters away.</text:p>
        <text:h text:style-name="P211" text:outline-level="3">Shadow Victor’s Repose</text:h>
        <text:p text:style-name="P144"><text:span text:style-name="T46">Type:</text:span> Reflexive<text:line-break/><text:span text:style-name="T73">Cost: </text:span><text:span text:style-name="T173">2</text:span><text:span text:style-name="T172">a</text:span></text:p>
        <text:p text:style-name="P115">After landing a successful <text:span text:style-name="T96">Strike</text:span>, the Exalt disappears into the shadows, becoming hidden from all sight. All opponents must roll (Wits + Awareness) vs the Exalt’s (Cunning + Stealth), or else loose track of the Exalt’s position.</text:p>
        <text:h text:style-name="P155" text:outline-level="2"><text:soft-page-break/>Survival</text:h>
        <text:h text:style-name="P186" text:outline-level="3">Spirit-Tied Companion</text:h>
        <text:p text:style-name="P144"><text:span text:style-name="T46">Type:</text:span> <text:span text:style-name="T107">Permanent</text:span></text:p>
        <text:p text:style-name="P143"><text:span text:style-name="T107">O</text:span><text:span text:style-name="T85">n purchasing this charm, specify an animal, lesser spirit, or other creature with whom to form a willing bond with. This creature becomes unbreakable loyal to the Exalt, to the point of becoming an extension of the self.</text:span></text:p>
        <text:p text:style-name="P123">The Exalt may treat their companion as an unquestioning <text:a xlink:type="simple" xlink:href="#Ally" text:style-name="Internet_20_link" text:visited-style-name="Visited_20_Internet_20_Link">Ally</text:a> (3). They may <text:span text:style-name="T271">also</text:span> peer through their senses if separated, though at a -2 dice penalty.</text:p>
        <text:h text:style-name="P211" text:outline-level="3">Hardship-Surviving Spirit</text:h>
        <text:p text:style-name="P144"><text:span text:style-name="T46">Type:</text:span> <text:span text:style-name="T107">Permanent</text:span></text:p>
        <text:p text:style-name="P124">The <text:span text:style-name="T257">fluctuations of</text:span> heat and cold do not bother the <text:span text:style-name="T257">Exalt, regardless of outfit. They will find the environment comfortable and suffer no penalties to rolls caused by the heat or cold save for the harshest of blizzards or the overwhelming presence of a volcano.</text:span></text:p>
        <text:p text:style-name="P125">The Player should describe how their Exalt physically manifests this charm—a Lunar may grow a pelt of fur, or a Dragonblood may be covered in heat shedding layer of air, <text:span text:style-name="T260">or if it is simply the force of will of the character.</text:span></text:p>
        <text:h text:style-name="P211" text:outline-level="3">Living off the Land</text:h>
        <text:p text:style-name="P144"><text:span text:style-name="T46">Type:</text:span> Permanent</text:p>
        <text:p text:style-name="P144">The Exalt will always find enough food and water to survive during their travels. They may guarantee provisions for at least a Group of people during their travels, so long as the land is not barren or hostile to life. <text:span text:style-name="T258">While nourishing, t</text:span>he sustenance is not guaranteed to be palatable.</text:p>
        <text:h text:style-name="P211" text:outline-level="3">Friendship with Animals</text:h>
        <text:p text:style-name="P144"><text:span text:style-name="T46">Type:</text:span> Simple<text:line-break/><text:span text:style-name="T79">Cost: </text:span><text:span text:style-name="T181">1m</text:span></text:p>
        <text:p text:style-name="P144">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247">Against semi-sapient creatures, such as Fogsharks, the Exalt gains (3) dice to their rolls.</text:span></text:p>
        <text:h text:style-name="P211" text:outline-level="3">Unshakable Bloodhound Technique</text:h>
        <text:p text:style-name="P144"><text:span text:style-name="T46">Type:</text:span> Simple; <text:span text:style-name="T248">Day</text:span><text:line-break/><text:span text:style-name="T67">Cost: </text:span><text:span text:style-name="T166">1m</text:span></text:p>
        <text:p text:style-name="P132">With but the most minute signs, the Exalt may always track their quarry. In addition, they gain (3) dice if they have an item of significant link to their quarr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980</meta:editing-cycles>
    <meta:editing-duration>P5DT2H8M40S</meta:editing-duration>
    <meta:generator>LibreOffice/7.2.2.2$Windows_X86_64 LibreOffice_project/02b2acce88a210515b4a5bb2e46cbfb63fe97d56</meta:generator>
    <dc:creator>Samuel Smith</dc:creator>
    <dc:date>2021-11-29T08:48:30.242000000</dc:date>
    <meta:document-statistic meta:table-count="3" meta:image-count="0" meta:object-count="0" meta:page-count="13" meta:paragraph-count="452" meta:word-count="6684" meta:character-count="39902" meta:non-whitespace-character-count="33670"/>
  </office:meta>
</office:document-meta>
</file>